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Franklin Gothic Book" svg:font-family="&quot;Franklin Gothic Book&quot;"/>
    <style:font-face style:name="Franklin Gothic Medium" svg:font-family="&quot;Franklin Gothic Medium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62626" fo:font-size="11pt" style:font-size-asian="11pt" style:font-size-complex="11pt"/>
    </style:style>
    <style:style style:name="ce3" style:family="table-cell" style:parent-style-name="Default" style:data-style-name="N0">
      <style:text-properties fo:color="#262626"/>
    </style:style>
    <style:style style:name="ce4" style:family="table-cell" style:parent-style-name="Default" style:data-style-name="N0">
      <style:text-properties fo:color="#262626" fo:font-size="11pt" style:font-size-asian="11pt" style:font-size-complex="11pt"/>
    </style:style>
    <style:style style:name="ce5" style:family="table-cell" style:parent-style-name="Default" style:data-style-name="N0">
      <style:text-properties fo:color="#C1F2FE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262626"/>
    </style:style>
    <style:style style:name="ce7" style:family="table-cell" style:parent-style-name="Default" style:data-style-name="N0">
      <style:table-cell-properties style:vertical-align="automatic" fo:wrap-option="wrap"/>
      <style:text-properties fo:color="#FFFFFF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wrap-option="wrap"/>
      <style:text-properties fo:color="#FFFFFF" style:font-name="Franklin Gothic Medium" style:font-name-asian="Franklin Gothic Medium" style:font-name-complex="Franklin Gothic Medium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wrap-option="wrap"/>
      <style:text-properties fo:color="#FFFFFF"/>
    </style:style>
    <style:style style:name="ce10" style:family="table-cell" style:parent-style-name="Default" style:data-style-name="N0">
      <style:table-cell-properties style:vertical-align="automatic" fo:wrap-option="wrap"/>
      <style:text-properties fo:color="#FFFFFF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.706cm"/>
      <style:text-properties fo:color="#262626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FFFF" style:font-name="Franklin Gothic Medium" style:font-name-asian="Franklin Gothic Medium" style:font-name-complex="Franklin Gothic Medium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262626" style:font-name="Franklin Gothic Medium" style:font-name-asian="Franklin Gothic Medium" style:font-name-complex="Franklin Gothic Medium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wrap-option="wrap"/>
      <style:text-properties fo:color="#FFFFFF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middle" fo:wrap-option="wrap" fo:background-color="#38424C"/>
      <style:text-properties fo:color="#FFFFFF" fo:font-size="11pt" style:font-size-asian="11pt" style:font-size-complex="11pt"/>
    </style:style>
    <style:style style:name="ce16" style:family="table-cell" style:parent-style-name="Default" style:data-style-name="N3">
      <style:table-cell-properties style:vertical-align="middle" fo:background-color="#38424C" style:repeat-content="false"/>
      <style:paragraph-properties fo:text-align="start" fo:margin-left="0.706cm"/>
      <style:text-properties fo:color="#EB65D0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middle" fo:background-color="#38424C" style:repeat-content="false"/>
      <style:paragraph-properties fo:text-align="start" fo:margin-left="0.706cm"/>
      <style:text-properties fo:color="#EB65D0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38424C"/>
      <style:text-properties fo:color="#C1F2FE" fo:font-size="11pt" style:font-size-asian="11pt" style:font-size-complex="11pt"/>
    </style:style>
    <style:style style:name="ce19" style:family="table-cell" style:parent-style-name="Default" style:data-style-name="N0">
      <style:text-properties fo:color="#C1F2FE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color="#FFFFFF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ext-properties fo:color="#262626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4">
      <style:table-cell-properties style:vertical-align="middle" fo:background-color="#F6F6F6" style:repeat-content="false"/>
      <style:paragraph-properties fo:text-align="start" fo:margin-left="0.706cm"/>
      <style:text-properties fo:color="#F16C20" fo:font-size="12pt" style:font-size-asian="12pt" style:font-size-complex="12pt"/>
    </style:style>
    <style:style style:name="ce23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657C9C" fo:font-size="11pt" style:font-size-asian="11pt" style:font-size-complex="11pt"/>
    </style:style>
    <style:style style:name="ce24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00B050" fo:font-size="11pt" style:font-size-asian="11pt" style:font-size-complex="11pt"/>
    </style:style>
    <style:style style:name="ce25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3595BA" fo:font-size="11pt" style:font-size-asian="11pt" style:font-size-complex="11pt"/>
    </style:style>
    <style:style style:name="ce26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1B335A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A2B86C" fo:font-size="12pt" style:font-size-asian="12pt" style:font-size-complex="12pt"/>
    </style:style>
    <style:style style:name="ce28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A2B86C" fo:font-size="11pt" style:font-size-asian="11pt" style:font-size-complex="11pt"/>
    </style:style>
    <style:style style:name="ce29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38424C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38424C" fo:font-size="12pt" style:font-size-asian="12pt" style:font-size-complex="12pt"/>
    </style:style>
    <style:style style:name="ce31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2A897B" fo:font-size="12pt" style:font-size-asian="12pt" style:font-size-complex="12pt"/>
    </style:style>
    <style:style style:name="ce32" style:family="table-cell" style:parent-style-name="Default" style:data-style-name="N4">
      <style:table-cell-properties style:vertical-align="middle" fo:background-color="#F8F8F8" style:repeat-content="false"/>
      <style:paragraph-properties fo:text-align="start" fo:margin-left="0.706cm"/>
      <style:text-properties fo:color="#3595BA" fo:font-size="12pt" style:font-size-asian="12pt" style:font-size-complex="12pt"/>
    </style:style>
    <style:style style:name="ce33" style:family="table-cell" style:parent-style-name="Default" style:data-style-name="N0">
      <style:text-properties fo:color="#262626" style:font-name="Franklin Gothic Medium" style:font-name-asian="Franklin Gothic Medium" style:font-name-complex="Franklin Gothic Medium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automatic" fo:wrap-option="wrap"/>
      <style:text-properties fo:color="#FFFFFF" style:font-name="Franklin Gothic Medium" style:font-name-asian="Franklin Gothic Medium" style:font-name-complex="Franklin Gothic Medium" fo:font-size="11pt" style:font-size-asian="11pt" style:font-size-complex="11pt"/>
    </style:style>
    <style:style style:name="ce35" style:family="table-cell" style:parent-style-name="Default" style:data-style-name="N0">
      <style:text-properties fo:color="#262626" style:font-name="Franklin Gothic Medium" style:font-name-asian="Franklin Gothic Medium" style:font-name-complex="Franklin Gothic Medium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middle" fo:wrap-option="wrap"/>
      <style:text-properties fo:color="#FFFFFF" style:font-name="Franklin Gothic Medium" style:font-name-asian="Franklin Gothic Medium" style:font-name-complex="Franklin Gothic Medium" fo:font-size="11pt" style:font-size-asian="11pt" style:font-size-complex="11pt"/>
    </style:style>
    <style:style style:name="ce37" style:family="table-cell" style:parent-style-name="Default" style:data-style-name="N0">
      <style:text-properties fo:color="#262626" style:font-name="Franklin Gothic Medium" style:font-name-asian="Franklin Gothic Medium" style:font-name-complex="Franklin Gothic Medium"/>
    </style:style>
    <style:style style:name="ce38" style:family="table-cell" style:parent-style-name="Default" style:data-style-name="N0">
      <style:table-cell-properties style:vertical-align="middle" fo:wrap-option="wrap"/>
      <style:text-properties fo:color="#FFFFFF" style:font-name="Franklin Gothic Medium" style:font-name-asian="Franklin Gothic Medium" style:font-name-complex="Franklin Gothic Medium"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0">
      <style:text-properties fo:color="#262626" style:font-name="Franklin Gothic Medium" style:font-name-asian="Franklin Gothic Medium" style:font-name-complex="Franklin Gothic Medium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8F8F8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DCDADA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">
      <style:table-cell-properties style:vertical-align="middle" fo:background-color="#38424C" style:repeat-content="false"/>
      <style:paragraph-properties fo:text-align="center"/>
      <style:text-properties fo:color="#C1F2FE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#38424C" style:repeat-content="false"/>
      <style:paragraph-properties fo:text-align="center"/>
      <style:text-properties fo:color="#C1F2FE" fo:font-size="11pt" style:font-size-asian="11pt" style:font-size-complex="11pt"/>
    </style:style>
    <style:style style:name="ce44" style:family="table-cell" style:parent-style-name="Default" style:data-style-name="N4">
      <style:table-cell-properties style:vertical-align="automatic" fo:background-color="#808080" style:repeat-content="false"/>
      <style:paragraph-properties fo:text-align="center"/>
      <style:text-properties fo:color="#7A8EA9" fo:font-size="12pt" style:font-size-asian="12pt" style:font-size-complex="12pt"/>
    </style:style>
    <style:style style:name="ce45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6F6F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">
      <style:table-cell-properties style:vertical-align="automatic" fo:background-color="#F6F6F6" style:repeat-content="false"/>
      <style:paragraph-properties fo:text-align="center"/>
      <style:text-properties fo:color="#1B335A"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middle" fo:background-color="#F8F8F8" style:repeat-content="false"/>
      <style:paragraph-properties fo:text-align="center"/>
      <style:text-properties fo:color="#657C9C"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background-color="#F8F8F8" style:repeat-content="false"/>
      <style:paragraph-properties fo:text-align="center"/>
      <style:text-properties fo:color="#404040" fo:font-size="12pt" style:font-size-asian="12pt" style:font-size-complex="12pt"/>
    </style:style>
    <style:style style:name="ce49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8F8F8" style:repeat-content="false"/>
      <style:paragraph-properties fo:text-align="center"/>
      <style:text-properties fo:color="#657C9C" fo:font-size="12pt" style:font-size-asian="12pt" style:font-size-complex="12pt"/>
    </style:style>
    <style:style style:name="ce50" style:family="table-cell" style:parent-style-name="Default" style:data-style-name="N4">
      <style:table-cell-properties style:vertical-align="middle" fo:background-color="#F8F8F8" style:repeat-content="false"/>
      <style:paragraph-properties fo:text-align="center"/>
      <style:text-properties fo:color="#404040" fo:font-size="12pt" style:font-size-asian="12pt" style:font-size-complex="12pt"/>
    </style:style>
    <style:style style:name="ce51" style:family="table-cell" style:parent-style-name="Default" style:data-style-name="N4">
      <style:table-cell-properties style:vertical-align="middle" fo:background-color="#F8F8F8" style:repeat-content="false"/>
      <style:paragraph-properties fo:text-align="center"/>
      <style:text-properties fo:color="#657C9C"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fo:background-color="#F8F8F8" style:repeat-content="false"/>
      <style:paragraph-properties fo:text-align="center"/>
      <style:text-properties fo:color="#3180B9" fo:font-size="12pt" style:font-size-asian="12pt" style:font-size-complex="12pt"/>
    </style:style>
    <style:style style:name="ce53" style:family="table-cell" style:parent-style-name="Default" style:data-style-name="N4">
      <style:table-cell-properties style:vertical-align="automatic" fo:background-color="#F8F8F8" style:repeat-content="false"/>
      <style:paragraph-properties fo:text-align="center"/>
      <style:text-properties fo:color="#F16C20" fo:font-size="12pt" style:font-size-asian="12pt" style:font-size-complex="12pt"/>
    </style:style>
    <style:style style:name="ce54" style:family="table-cell" style:parent-style-name="Default" style:data-style-name="N0">
      <style:table-cell-properties style:vertical-align="middle" fo:background-color="#DCDADA" style:repeat-content="false"/>
      <style:paragraph-properties fo:text-align="center"/>
      <style:text-properties fo:color="#A2B86C" fo:font-size="12pt" style:font-size-asian="12pt" style:font-size-complex="12pt"/>
    </style:style>
    <style:style style:name="ce55" style:family="table-cell" style:parent-style-name="Default" style:data-style-name="N13">
      <style:table-cell-properties style:vertical-align="middle" fo:background-color="#F8F8F8" style:repeat-content="false"/>
      <style:paragraph-properties fo:text-align="center"/>
      <style:text-properties fo:color="#657C9C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8F8F8" style:repeat-content="false"/>
      <style:paragraph-properties fo:text-align="center"/>
      <style:text-properties fo:color="#38424C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62626" fo:font-size="11pt" style:font-size-asian="11pt" style:font-size-complex="11pt"/>
    </style:style>
    <style:style style:name="ce5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262626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262626" fo:font-size="11pt" style:font-size-asian="11pt" style:font-size-complex="11pt"/>
    </style:style>
    <style:style style:name="ce60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C1F2FE"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#E2F0FD" style:repeat-content="false"/>
      <style:paragraph-properties fo:text-align="center"/>
      <style:text-properties fo:color="#262626" style:font-name="Franklin Gothic Medium" style:font-name-asian="Franklin Gothic Medium" style:font-name-complex="Franklin Gothic Medium" fo:font-size="13pt" style:font-size-asian="13pt" style:font-size-complex="13pt"/>
    </style:style>
    <style:style style:name="ce62" style:family="table-cell" style:parent-style-name="Heading_32_2" style:data-style-name="N0">
      <style:table-cell-properties fo:border-top="none" fo:border-bottom="2pt solid #000000" fo:border-left="none" fo:border-right="none" style:vertical-align="middle" fo:background-color="#F8F8F8" style:repeat-content="false"/>
      <style:paragraph-properties fo:text-align="start" fo:margin-left="0.706cm"/>
      <style:text-properties fo:color="#1B335A" style:font-name="Franklin Gothic Book" style:font-name-asian="Franklin Gothic Book" style:font-name-complex="Franklin Gothic Book" fo:font-size="13pt" style:font-size-asian="13pt" style:font-size-complex="13pt" fo:font-weight="bold" style:font-weight-asian="bold" style:font-weight-complex="bold"/>
    </style:style>
    <style:style style:name="ce63" style:family="table-cell" style:parent-style-name="Heading_32_2" style:data-style-name="N0">
      <style:table-cell-properties fo:border-top="none" fo:border-bottom="2pt solid #000000" fo:border-left="none" fo:border-right="none" style:vertical-align="middle" fo:background-color="#F8F8F8" style:repeat-content="false"/>
      <style:paragraph-properties fo:text-align="center"/>
      <style:text-properties fo:color="#1B335A" style:font-name="Franklin Gothic Book" style:font-name-asian="Franklin Gothic Book" style:font-name-complex="Franklin Gothic Book" fo:font-size="11pt" style:font-size-asian="11pt" style:font-size-complex="11pt" fo:font-weight="bold" style:font-weight-asian="bold" style:font-weight-complex="bold"/>
    </style:style>
    <style:style style:name="ce64" style:family="table-cell" style:parent-style-name="Heading_32_2" style:data-style-name="N4">
      <style:table-cell-properties fo:border-top="none" fo:border-bottom="2pt solid #000000" fo:border-left="none" fo:border-right="none" style:vertical-align="middle" fo:background-color="#F8F8F8" style:repeat-content="false"/>
      <style:paragraph-properties fo:text-align="center"/>
      <style:text-properties fo:color="#1B335A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F6F6F6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F6F6F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4">
      <style:table-cell-properties fo:border-top="none" fo:border-bottom="thick solid #FFFFFF" fo:border-left="none" fo:border-right="none" style:vertical-align="middle" fo:background-color="#F6F6F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F8F8F8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F8F8F8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4">
      <style:table-cell-properties fo:border-top="none" fo:border-bottom="thick solid #FFFFFF" fo:border-left="none" fo:border-right="none" style:vertical-align="middle" fo:background-color="#F8F8F8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DCDADA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DCDADA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4">
      <style:table-cell-properties fo:border-top="none" fo:border-bottom="thick solid #FFFFFF" fo:border-left="none" fo:border-right="none" style:vertical-align="middle" fo:background-color="#DCDADA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background-color="#F6F6F6" style:repeat-content="false"/>
      <style:paragraph-properties fo:text-align="start" fo:margin-left="0.706cm"/>
      <style:text-properties fo:color="#113459" fo:font-size="13pt" style:font-size-asian="13pt" style:font-size-complex="13pt"/>
    </style:style>
    <style:style style:name="ce75" style:family="table-cell" style:parent-style-name="Default" style:data-style-name="N0">
      <style:table-cell-properties style:vertical-align="middle" fo:background-color="#F6F6F6" style:repeat-content="false"/>
      <style:paragraph-properties fo:text-align="center"/>
      <style:text-properties fo:color="#113459" fo:font-size="12pt" style:font-size-asian="12pt" style:font-size-complex="12pt"/>
    </style:style>
    <style:style style:name="ce76" style:family="table-cell" style:parent-style-name="Default" style:data-style-name="N4">
      <style:table-cell-properties style:vertical-align="middle" fo:background-color="#F6F6F6" style:repeat-content="false"/>
      <style:paragraph-properties fo:text-align="center"/>
      <style:text-properties fo:color="#113459"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middle" fo:background-color="#F8F8F8" style:repeat-content="false"/>
      <style:paragraph-properties fo:text-align="start" fo:margin-left="0.706cm"/>
      <style:text-properties fo:color="#113459" fo:font-size="13pt" style:font-size-asian="13pt" style:font-size-complex="13pt"/>
    </style:style>
    <style:style style:name="ce78" style:family="table-cell" style:parent-style-name="Default" style:data-style-name="N0">
      <style:table-cell-properties style:vertical-align="middle" fo:background-color="#F8F8F8" style:repeat-content="false"/>
      <style:paragraph-properties fo:text-align="center"/>
      <style:text-properties fo:color="#113459" fo:font-size="12pt" style:font-size-asian="12pt" style:font-size-complex="12pt"/>
    </style:style>
    <style:style style:name="ce79" style:family="table-cell" style:parent-style-name="Default" style:data-style-name="N13">
      <style:table-cell-properties style:vertical-align="middle" fo:background-color="#F8F8F8" style:repeat-content="false"/>
      <style:paragraph-properties fo:text-align="center"/>
      <style:text-properties fo:color="#113459" fo:font-size="12pt" style:font-size-asian="12pt" style:font-size-complex="12pt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8F8F8" style:repeat-content="false"/>
      <style:paragraph-properties fo:text-align="center"/>
      <style:text-properties fo:color="#113459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 fo:background-color="#F8F8F8" style:repeat-content="false"/>
      <style:paragraph-properties fo:text-align="center"/>
      <style:text-properties fo:color="#113459" fo:font-size="11pt" style:font-size-asian="11pt" style:font-size-complex="11pt"/>
    </style:style>
    <style:style style:name="ce82" style:family="table-cell" style:parent-style-name="Default" style:data-style-name="N4">
      <style:table-cell-properties style:vertical-align="middle" fo:background-color="#F8F8F8" style:repeat-content="false"/>
      <style:paragraph-properties fo:text-align="center"/>
      <style:text-properties fo:color="#113459" fo:font-size="12pt" style:font-size-asian="12pt" style:font-size-complex="12pt"/>
    </style:style>
    <style:style style:name="ce83" style:family="table-cell" style:parent-style-name="Default" style:data-style-name="N14">
      <style:table-cell-properties style:vertical-align="middle" fo:background-color="#F8F8F8" style:repeat-content="false"/>
      <style:paragraph-properties fo:text-align="center"/>
      <style:text-properties fo:color="#113459" fo:font-size="12pt" style:font-size-asian="12pt" style:font-size-complex="12pt"/>
    </style:style>
    <style:style style:name="ce84" style:family="table-cell" style:parent-style-name="Heading_32_1" style:data-style-name="N0">
      <style:table-cell-properties style:vertical-align="middle" fo:background-color="#77DDFE" style:repeat-content="false"/>
      <style:paragraph-properties fo:text-align="start" fo:margin-left="0.706cm"/>
      <style:text-properties fo:color="#1B335A" style:font-name="Franklin Gothic Book" style:font-name-asian="Franklin Gothic Book" style:font-name-complex="Franklin Gothic Book" fo:font-size="13pt" style:font-size-asian="13pt" style:font-size-complex="13pt" fo:font-weight="bold" style:font-weight-asian="bold" style:font-weight-complex="bold"/>
    </style:style>
    <style:style style:name="ce85" style:family="table-cell" style:parent-style-name="Heading_32_1" style:data-style-name="N0">
      <style:table-cell-properties style:vertical-align="middle" fo:background-color="#77DDFE" style:repeat-content="false"/>
      <style:paragraph-properties fo:text-align="center"/>
      <style:text-properties fo:color="#1B335A" style:font-name="Franklin Gothic Book" style:font-name-asian="Franklin Gothic Book" style:font-name-complex="Franklin Gothic Book" fo:font-size="13pt" style:font-size-asian="13pt" style:font-size-complex="13pt"/>
    </style:style>
    <style:style style:name="ce86" style:family="table-cell" style:parent-style-name="Default" style:data-style-name="N13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/>
    </style:style>
    <style:style style:name="ce88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77DDFE" style:repeat-content="false"/>
      <style:paragraph-properties fo:text-align="center"/>
      <style:text-properties fo:color="#1B335A" fo:font-size="13pt" style:font-size-asian="13pt" style:font-size-complex="13pt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middle" fo:background-color="#77DDFE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91" style:family="table-cell" style:parent-style-name="Default" style:data-style-name="N4">
      <style:table-cell-properties style:vertical-align="automatic" fo:background-color="#77DDFE" style:repeat-content="false"/>
      <style:paragraph-properties fo:text-align="center"/>
      <style:text-properties fo:color="#1B335A" fo:font-size="13pt" style:font-size-asian="13pt" style:font-size-complex="13pt"/>
    </style:style>
    <style:style style:name="ce92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77DDFE" style:repeat-content="false"/>
      <style:paragraph-properties fo:text-align="center"/>
      <style:text-properties fo:color="#1B335A"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fo:background-color="#77DDFE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/>
    </style:style>
    <style:style style:name="ce96" style:family="table-cell" style:parent-style-name="Default" style:data-style-name="N0">
      <style:table-cell-properties style:vertical-align="middle" fo:background-color="#77DDFE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background-color="#77DDFE" style:repeat-content="false"/>
      <style:paragraph-properties fo:text-align="center"/>
      <style:text-properties fo:color="#1B335A"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background-color="#77DDFE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77DDFE" style:repeat-content="false"/>
      <style:paragraph-properties fo:text-align="center"/>
      <style:text-properties fo:color="#1B335A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middle" fo:background-color="#77DDFE" style:repeat-content="false"/>
      <style:paragraph-properties fo:text-align="start" fo:margin-left="0.706cm"/>
      <style:text-properties fo:color="#1B335A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01" style:family="table-cell" style:parent-style-name="Default" style:data-style-name="N4">
      <style:table-cell-properties style:vertical-align="middle" fo:background-color="#77DDFE" style:repeat-content="false"/>
      <style:paragraph-properties fo:text-align="start" fo:margin-left="0.706cm"/>
      <style:text-properties fo:color="#1B335A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4">
      <style:table-cell-properties style:vertical-align="middle" fo:background-color="#77DDFE" style:repeat-content="false"/>
      <style:paragraph-properties fo:text-align="start" fo:margin-left="0.706cm"/>
      <style:text-properties fo:color="#1B335A" fo:font-size="14pt" style:font-size-asian="14pt" style:font-size-complex="14pt" fo:font-weight="bold" style:font-weight-asian="bold" style:font-weight-complex="bold"/>
    </style:style>
    <style:style style:name="ce103" style:family="table-cell" style:parent-style-name="Heading_32_1" style:data-style-name="N0">
      <style:table-cell-properties style:vertical-align="middle" fo:background-color="#77DDFE" style:repeat-content="false"/>
      <style:paragraph-properties fo:text-align="start" fo:margin-left="0.706cm"/>
      <style:text-properties fo:color="#1B335A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background-color="#77DDFE" style:repeat-content="false"/>
      <style:paragraph-properties fo:text-align="center"/>
      <style:text-properties fo:color="#1B335A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05" style:family="table-cell" style:parent-style-name="Default" style:data-style-name="N13">
      <style:table-cell-properties style:vertical-align="middle" fo:background-color="#77DDFE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13">
      <style:table-cell-properties style:vertical-align="automatic" fo:background-color="#77DDFE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77DDFE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4">
      <style:table-cell-properties style:vertical-align="automatic" fo:background-color="#77DDFE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fo:background-color="#113459" style:repeat-content="false"/>
      <style:paragraph-properties fo:text-align="start" fo:margin-left="0.706cm"/>
      <style:text-properties fo:color="#FFFFFF" style:font-name="Franklin Gothic Medium" style:font-name-asian="Franklin Gothic Medium" style:font-name-complex="Franklin Gothic Medium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fo:background-color="#113459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1" style:family="table-cell" style:parent-style-name="Title" style:data-style-name="N0">
      <style:table-cell-properties style:vertical-align="middle" fo:background-color="#113459" style:repeat-content="false"/>
      <style:paragraph-properties fo:text-align="center"/>
      <style:text-properties fo:color="#E2F0FD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2" style:family="table-cell" style:parent-style-name="Default" style:data-style-name="N2">
      <style:table-cell-properties fo:border-top="none" fo:border-bottom="none" fo:border-left="thin solid #000000" fo:border-right="none" style:vertical-align="middle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3" style:family="table-cell" style:parent-style-name="Default" style:data-style-name="N2">
      <style:table-cell-properties style:vertical-align="middle" fo:background-color="#113459" style:repeat-content="false"/>
      <style:paragraph-properties fo:text-align="start" fo:margin-left="0.706cm"/>
      <style:text-properties fo:color="#E7E6E6" style:font-name="Franklin Gothic Medium" style:font-name-asian="Franklin Gothic Medium" style:font-name-complex="Franklin Gothic Medium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background-color="#113459" style:repeat-content="false"/>
      <style:paragraph-properties fo:text-align="start" fo:margin-left="0.706cm"/>
      <style:text-properties fo:color="#FFFFFF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5" style:family="table-cell" style:parent-style-name="Default" style:data-style-name="N13">
      <style:table-cell-properties style:vertical-align="middle" fo:background-color="#113459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6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113459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7" style:family="table-cell" style:parent-style-name="Default" style:data-style-name="N4">
      <style:table-cell-properties style:vertical-align="middle" fo:background-color="#113459" style:repeat-content="false"/>
      <style:paragraph-properties fo:text-align="start" fo:margin-left="0.706cm"/>
      <style:text-properties fo:color="#FFFFFF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18" style:family="table-cell" style:parent-style-name="Default" style:data-style-name="N4">
      <style:table-cell-properties style:vertical-align="middle" fo:background-color="#113459" style:repeat-content="false"/>
      <style:paragraph-properties fo:text-align="start" fo:margin-left="0.706cm"/>
      <style:text-properties fo:color="#FFFFFF" style:font-name="Franklin Gothic Medium" style:font-name-asian="Franklin Gothic Medium" style:font-name-complex="Franklin Gothic Medium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middle" fo:background-color="#113459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113459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middle" fo:background-color="#113459" style:repeat-content="false"/>
      <style:paragraph-properties fo:text-align="start" fo:margin-left="0.706cm"/>
      <style:text-properties fo:color="#FFFFFF" style:font-name="Franklin Gothic Medium" style:font-name-asian="Franklin Gothic Medium" style:font-name-complex="Franklin Gothic Medium"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fo:background-color="#113459" style:repeat-content="false"/>
      <style:paragraph-properties fo:text-align="start" fo:margin-left="0.706cm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4" style:family="table-cell" style:parent-style-name="Default" style:data-style-name="N4">
      <style:table-cell-properties style:vertical-align="middle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6" style:family="table-cell" style:parent-style-name="Default" style:data-style-name="N4">
      <style:table-cell-properties style:vertical-align="middle" fo:background-color="#113459" style:repeat-content="false"/>
      <style:paragraph-properties fo:text-align="start" fo:margin-left="0.706cm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7" style:family="table-cell" style:parent-style-name="Default" style:data-style-name="N13">
      <style:table-cell-properties style:vertical-align="automatic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8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29" style:family="table-cell" style:parent-style-name="Default" style:data-style-name="N4">
      <style:table-cell-properties style:vertical-align="automatic" fo:background-color="#113459" style:repeat-content="false"/>
      <style:paragraph-properties fo:text-align="start" fo:margin-left="0.706cm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fo:background-color="#113459" style:repeat-content="false"/>
      <style:paragraph-properties fo:text-align="center"/>
      <style:text-properties fo:color="#E7E6E6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fo:background-color="#E7E6E6" style:repeat-content="false"/>
      <style:paragraph-properties fo:text-align="start" fo:margin-left="0.706cm"/>
      <style:text-properties fo:color="#113459" fo:font-size="13pt" style:font-size-asian="13pt" style:font-size-complex="13pt"/>
    </style:style>
    <style:style style:name="ce132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113459" fo:font-size="11pt" style:font-size-asian="11pt" style:font-size-complex="11pt"/>
    </style:style>
    <style:style style:name="ce133" style:family="table-cell" style:parent-style-name="Default" style:data-style-name="N4">
      <style:table-cell-properties style:vertical-align="middle" fo:background-color="#E7E6E6" style:repeat-content="false"/>
      <style:paragraph-properties fo:text-align="center"/>
      <style:text-properties fo:color="#113459" fo:font-size="12pt" style:font-size-asian="12pt" style:font-size-complex="12pt"/>
    </style:style>
    <style:style style:name="ce134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657C9C" fo:font-size="12pt" style:font-size-asian="12pt" style:font-size-complex="12pt"/>
    </style:style>
    <style:style style:name="ce135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E7E6E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3595BA" fo:font-size="12pt" style:font-size-asian="12pt" style:font-size-complex="12pt"/>
    </style:style>
    <style:style style:name="ce137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3595BA" fo:font-size="11pt" style:font-size-asian="11pt" style:font-size-complex="11pt"/>
    </style:style>
    <style:style style:name="ce138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start" fo:margin-left="0.706cm"/>
      <style:text-properties fo:color="#1B335A" fo:font-size="13pt" style:font-size-asian="13pt" style:font-size-complex="13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center"/>
      <style:text-properties fo:color="#1B335A"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4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3CACC2" fo:font-size="12pt" style:font-size-asian="12pt" style:font-size-complex="12pt"/>
    </style:style>
    <style:style style:name="ce142" style:family="table-cell" style:parent-style-name="Default" style:data-style-name="N4">
      <style:table-cell-properties style:vertical-align="middle" fo:background-color="#E7E6E6" style:repeat-content="false"/>
      <style:paragraph-properties fo:text-align="center"/>
      <style:text-properties fo:color="#2A897B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2A897B" fo:font-size="12pt" style:font-size-asian="12pt" style:font-size-complex="12pt"/>
    </style:style>
    <style:style style:name="ce144" style:family="table-cell" style:parent-style-name="Default" style:data-style-name="N14">
      <style:table-cell-properties style:vertical-align="middle" fo:background-color="#E7E6E6" style:repeat-content="false"/>
      <style:paragraph-properties fo:text-align="center"/>
      <style:text-properties fo:color="#113459" fo:font-size="12pt" style:font-size-asian="12pt" style:font-size-complex="12pt"/>
    </style:style>
    <style:style style:name="ce145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113459" fo:font-size="12pt" style:font-size-asian="12pt" style:font-size-complex="12pt"/>
    </style:style>
    <style:style style:name="ce146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38424C" fo:font-size="12pt" style:font-size-asian="12pt" style:font-size-complex="12pt"/>
    </style:style>
    <style:style style:name="ce147" style:family="table-cell" style:parent-style-name="Default" style:data-style-name="N4">
      <style:table-cell-properties style:vertical-align="middle" fo:background-color="#E7E6E6" style:repeat-content="false"/>
      <style:paragraph-properties fo:text-align="center"/>
      <style:text-properties fo:color="#657C9C" fo:font-size="12pt" style:font-size-asian="12pt" style:font-size-complex="12pt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7E6E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middle" fo:background-color="#E7E6E6" style:repeat-content="false"/>
      <style:paragraph-properties fo:text-align="start" fo:margin-left="0.706cm"/>
      <style:text-properties fo:color="#A2B86C" fo:font-size="12pt" style:font-size-asian="12pt" style:font-size-complex="12pt"/>
    </style:style>
    <style:style style:name="ce150" style:family="table-cell" style:parent-style-name="Default" style:data-style-name="N0">
      <style:table-cell-properties style:vertical-align="middle" fo:background-color="#E7E6E6" style:repeat-content="false"/>
      <style:paragraph-properties fo:text-align="start" fo:margin-left="0.706cm"/>
      <style:text-properties fo:color="#A2B86C" fo:font-size="11pt" style:font-size-asian="11pt" style:font-size-complex="11pt"/>
    </style:style>
    <style:style style:name="ce151" style:family="table-cell" style:parent-style-name="Default" style:data-style-name="N13">
      <style:table-cell-properties style:vertical-align="middle" fo:background-color="#E7E6E6" style:repeat-content="false"/>
      <style:paragraph-properties fo:text-align="center"/>
      <style:text-properties fo:color="#657C9C"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A2B86C" fo:font-size="12pt" style:font-size-asian="12pt" style:font-size-complex="12pt"/>
    </style:style>
    <style:style style:name="ce153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A2B86C" fo:font-size="11pt" style:font-size-asian="11pt" style:font-size-complex="11pt"/>
    </style:style>
    <style:style style:name="ce154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1B335A" fo:font-size="12pt" style:font-size-asian="12pt" style:font-size-complex="12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center"/>
      <style:text-properties fo:color="#1B335A" fo:font-size="12pt" style:font-size-asian="12pt" style:font-size-complex="12pt" fo:font-weight="bold" style:font-weight-asian="bold" style:font-weight-complex="bold"/>
    </style:style>
    <style:style style:name="ce156" style:family="table-cell" style:parent-style-name="Default" style:data-style-name="N4">
      <style:table-cell-properties style:vertical-align="middle" fo:background-color="#E7E6E6" style:repeat-content="false"/>
      <style:paragraph-properties fo:text-align="center"/>
      <style:text-properties fo:color="#1B335A" fo:font-size="12pt" style:font-size-asian="12pt" style:font-size-complex="12pt"/>
    </style:style>
    <style:style style:name="ce157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start" fo:margin-left="0.706cm"/>
      <style:text-properties fo:color="#113459" fo:font-size="13pt" style:font-size-asian="13pt" style:font-size-complex="13pt"/>
    </style:style>
    <style:style style:name="ce158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center"/>
      <style:text-properties fo:color="#113459" fo:font-size="11pt" style:font-size-asian="11pt" style:font-size-complex="11pt"/>
    </style:style>
    <style:style style:name="ce159" style:family="table-cell" style:parent-style-name="Default" style:data-style-name="N4">
      <style:table-cell-properties fo:border-top="none" fo:border-bottom="thick solid #FFFFFF" fo:border-left="none" fo:border-right="none" style:vertical-align="middle" fo:background-color="#E7E6E6" style:repeat-content="false"/>
      <style:paragraph-properties fo:text-align="center"/>
      <style:text-properties fo:color="#113459" fo:font-size="12pt" style:font-size-asian="12pt" style:font-size-complex="12pt"/>
    </style:style>
    <style:style style:name="ce16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E7E6E6" style:repeat-content="false"/>
      <style:paragraph-properties fo:text-align="center"/>
      <style:text-properties fo:color="#113459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404040" fo:font-size="12pt" style:font-size-asian="12pt" style:font-size-complex="12pt"/>
    </style:style>
    <style:style style:name="ce162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00B050" fo:font-size="11pt" style:font-size-asian="11pt" style:font-size-complex="11pt"/>
    </style:style>
    <style:style style:name="ce163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color="#1B335A" fo:font-size="12pt" style:font-size-asian="12pt" style:font-size-complex="12pt"/>
    </style:style>
    <style:style style:name="ce164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color="#7A8EA9" fo:font-size="12pt" style:font-size-asian="12pt" style:font-size-complex="12pt"/>
    </style:style>
    <style:style style:name="ce165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E7E6E6" style:repeat-content="false"/>
      <style:paragraph-properties fo:text-align="center"/>
      <style:text-properties fo:color="#7A8EA9" fo:font-size="12pt" style:font-size-asian="12pt" style:font-size-complex="12pt"/>
    </style:style>
    <style:style style:name="ce166" style:family="table-cell" style:parent-style-name="Default" style:data-style-name="N4">
      <style:table-cell-properties style:vertical-align="automatic" fo:background-color="#E7E6E6" style:repeat-content="false"/>
      <style:paragraph-properties fo:text-align="center"/>
      <style:text-properties fo:color="#7A8EA9" fo:font-size="12pt" style:font-size-asian="12pt" style:font-size-complex="12pt"/>
    </style:style>
    <style:style style:name="ce167" style:family="table-cell" style:parent-style-name="Default" style:data-style-name="N4">
      <style:table-cell-properties style:vertical-align="middle" fo:background-color="#E7E6E6" style:repeat-content="false"/>
      <style:paragraph-properties fo:text-align="start" fo:margin-left="0.706cm"/>
      <style:text-properties fo:color="#F16C20" fo:font-size="12pt" style:font-size-asian="12pt" style:font-size-complex="12pt"/>
    </style:style>
    <style:style style:name="ce168" style:family="table-cell" style:parent-style-name="Default" style:data-style-name="N0">
      <style:table-cell-properties style:vertical-align="middle" fo:background-color="#E2F0FD" style:repeat-content="false"/>
      <style:paragraph-properties fo:text-align="start" fo:margin-left="0.706cm"/>
      <style:text-properties fo:color="#12355B" fo:font-size="13pt" style:font-size-asian="13pt" style:font-size-complex="13pt"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middle" fo:background-color="#E2F0FD" style:repeat-content="false"/>
      <style:paragraph-properties fo:text-align="center"/>
      <style:text-properties fo:color="#12355B" fo:font-size="12pt" style:font-size-asian="12pt" style:font-size-complex="12pt" fo:font-weight="bold" style:font-weight-asian="bold" style:font-weight-complex="bold"/>
    </style:style>
    <style:style style:name="ce170" style:family="table-cell" style:parent-style-name="Default" style:data-style-name="N3">
      <style:table-cell-properties style:vertical-align="middle" fo:background-color="#E2F0FD" style:repeat-content="false"/>
      <style:paragraph-properties fo:text-align="center"/>
      <style:text-properties fo:color="#12355B" fo:font-size="13pt" style:font-size-asian="13pt" style:font-size-complex="13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middle" fo:background-color="#E2F0FD" style:repeat-content="false"/>
      <style:paragraph-properties fo:text-align="center"/>
      <style:text-properties fo:color="#12355B" fo:font-size="13pt" style:font-size-asian="13pt" style:font-size-complex="13pt" fo:font-weight="bold" style:font-weight-asian="bold" style:font-weight-complex="bold"/>
    </style:style>
    <style:style style:name="ce17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E2F0FD" style:repeat-content="false"/>
      <style:paragraph-properties fo:text-align="center"/>
      <style:text-properties fo:color="#12355B" fo:font-size="13pt" style:font-size-asian="13pt" style:font-size-complex="13pt" fo:font-weight="bold" style:font-weight-asian="bold" style:font-weight-complex="bold"/>
    </style:style>
    <style:style style:name="ce173" style:family="table-cell" style:parent-style-name="Default" style:data-style-name="N3">
      <style:table-cell-properties style:vertical-align="middle" fo:background-color="#E2F0FD" style:repeat-content="false"/>
      <style:paragraph-properties fo:text-align="start" fo:margin-left="0.706cm"/>
      <style:text-properties fo:color="#12355B" fo:font-size="13pt" style:font-size-asian="13pt" style:font-size-complex="13p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middle" fo:background-color="#E2F0FD" style:repeat-content="false"/>
      <style:paragraph-properties fo:text-align="center"/>
      <style:text-properties fo:color="#12355B" style:font-name="Franklin Gothic Medium" style:font-name-asian="Franklin Gothic Medium" style:font-name-complex="Franklin Gothic Medium" fo:font-size="12pt" style:font-size-asian="12pt" style:font-size-complex="12pt"/>
    </style:style>
    <style:style style:name="ce175" style:family="table-cell" style:parent-style-name="Default" style:data-style-name="N4">
      <style:table-cell-properties style:vertical-align="middle" fo:background-color="#E2F0FD" style:repeat-content="false"/>
      <style:paragraph-properties fo:text-align="center"/>
      <style:text-properties fo:color="#12355B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76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E2F0FD" style:repeat-content="false"/>
      <style:paragraph-properties fo:text-align="center"/>
      <style:text-properties fo:color="#113459" style:font-name="Franklin Gothic Medium" style:font-name-asian="Franklin Gothic Medium" style:font-name-complex="Franklin Gothic Medium" fo:font-size="13pt" style:font-size-asian="13pt" style:font-size-complex="13pt" fo:font-weight="bold" style:font-weight-asian="bold" style:font-weight-complex="bold"/>
    </style:style>
    <style:style style:name="ce177" style:family="table-cell" style:parent-style-name="Title" style:data-style-name="N0">
      <style:table-cell-properties style:vertical-align="middle" fo:background-color="#C1F2FE" style:repeat-content="false"/>
      <style:paragraph-properties fo:text-align="start" fo:margin-left="0.706cm"/>
      <style:text-properties fo:color="#12355B" style:font-name="Franklin Gothic Medium" style:font-name-asian="Franklin Gothic Medium" style:font-name-complex="Franklin Gothic Medium" fo:font-size="48pt" style:font-size-asian="48pt" style:font-size-complex="48pt" fo:font-weight="bold" style:font-weight-asian="bold" style:font-weight-complex="bold"/>
    </style:style>
    <style:style style:name="ce178" style:family="table-cell" style:parent-style-name="Title" style:data-style-name="N0">
      <style:table-cell-properties style:vertical-align="middle" fo:background-color="#C1F2FE" style:repeat-content="false"/>
      <style:paragraph-properties fo:text-align="center"/>
      <style:text-properties fo:color="#12355B" style:font-name="Franklin Gothic Medium" style:font-name-asian="Franklin Gothic Medium" style:font-name-complex="Franklin Gothic Medium" fo:font-size="48pt" style:font-size-asian="48pt" style:font-size-complex="48pt" fo:font-weight="bold" style:font-weight-asian="bold" style:font-weight-complex="bold"/>
    </style:style>
    <style:style style:name="ce179" style:family="table-cell" style:parent-style-name="Title" style:data-style-name="N0">
      <style:table-cell-properties fo:border-top="thick solid #FFFFFF" fo:border-bottom="none" fo:border-left="none" fo:border-right="none" style:vertical-align="middle" fo:background-color="#C1F2FE" style:repeat-content="false"/>
      <style:paragraph-properties fo:text-align="center"/>
      <style:text-properties fo:color="#12355B" style:font-name="Arial" style:font-name-asian="Arial" style:font-name-complex="Arial" fo:font-size="48pt" style:font-size-asian="48pt" style:font-size-complex="48pt" fo:font-weight="bold" style:font-weight-asian="bold" style:font-weight-complex="bold"/>
    </style:style>
    <style:style style:name="ce180" style:family="table-cell" style:parent-style-name="Title" style:data-style-name="N0">
      <style:table-cell-properties fo:border-top="none" fo:border-bottom="thick solid #FFFFFF" fo:border-left="none" fo:border-right="none" style:vertical-align="middle" fo:background-color="#C1F2FE" style:repeat-content="false"/>
      <style:paragraph-properties fo:text-align="center"/>
      <style:text-properties fo:color="#12355B" style:font-name="Franklin Gothic Medium" style:font-name-asian="Franklin Gothic Medium" style:font-name-complex="Franklin Gothic Medium" fo:font-size="48pt" style:font-size-asian="48pt" style:font-size-complex="48pt" fo:font-weight="bold" style:font-weight-asian="bold" style:font-weight-complex="bold"/>
    </style:style>
    <style:style style:name="ce181" style:family="table-cell" style:parent-style-name="Default" style:data-style-name="N0">
      <style:table-cell-properties style:vertical-align="middle" fo:background-color="#E7E6E6" style:repeat-content="false"/>
      <style:paragraph-properties fo:text-align="start" fo:margin-left="0.706cm"/>
      <style:text-properties fo:color="#3CACC2" fo:font-size="12pt" style:font-size-asian="12pt" style:font-size-complex="12pt"/>
    </style:style>
    <style:style style:name="ce182" style:family="table-cell" style:parent-style-name="Default" style:data-style-name="N0">
      <style:table-cell-properties style:vertical-align="automatic" fo:background-color="#E7E6E6" style:repeat-content="false"/>
      <style:paragraph-properties fo:text-align="start" fo:margin-left="0.706cm"/>
    </style:style>
    <style:style style:name="ce183" style:family="table-cell" style:parent-style-name="Default" style:data-style-name="N0">
      <style:table-cell-properties style:vertical-align="automatic" fo:background-color="#E2F0FD" style:repeat-content="false"/>
      <style:paragraph-properties fo:text-align="start" fo:margin-left="0.706cm"/>
      <style:text-properties fo:color="#262626" style:font-name="Arial" style:font-name-asian="Arial" style:font-name-complex="Arial" fo:font-size="13pt" style:font-size-asian="13pt" style:font-size-complex="13pt"/>
    </style:style>
    <style:style style:name="ce184" style:family="table-cell" style:parent-style-name="Default" style:data-style-name="N0">
      <style:table-cell-properties style:vertical-align="automatic" fo:background-color="#E2F0FD" style:repeat-content="false"/>
      <style:paragraph-properties fo:text-align="start" fo:margin-left="0.706cm"/>
    </style:style>
    <style:style style:name="ce185" style:family="table-cell" style:parent-style-name="Default" style:data-style-name="N0">
      <style:table-cell-properties style:vertical-align="middle" fo:background-color="#F6F6F6" style:repeat-content="false"/>
      <style:paragraph-properties fo:text-align="start" fo:margin-left="0.706cm"/>
      <style:text-properties fo:color="#262626" fo:font-size="12pt" style:font-size-asian="12pt" style:font-size-complex="12pt"/>
    </style:style>
    <style:style style:name="ce186" style:family="table-cell" style:parent-style-name="Default" style:data-style-name="N0">
      <style:table-cell-properties style:vertical-align="middle" style:repeat-content="false"/>
      <style:paragraph-properties fo:text-align="start" fo:margin-left="0.706cm"/>
    </style:style>
    <style:style style:name="ce187" style:family="table-cell" style:parent-style-name="Default" style:data-style-name="N0">
      <style:table-cell-properties style:vertical-align="automatic" fo:background-color="#E7E6E6" style:repeat-content="false"/>
      <style:paragraph-properties fo:text-align="start" fo:margin-left="0.706cm"/>
      <style:text-properties fo:color="#262626" fo:font-style="italic" style:font-style-asian="italic" style:font-style-complex="italic"/>
    </style:style>
    <style:style style:name="ce188" style:family="table-cell" style:parent-style-name="Default" style:data-style-name="N0">
      <style:table-cell-properties style:vertical-align="automatic" fo:background-color="#F8F8F8" style:repeat-content="false"/>
      <style:paragraph-properties fo:text-align="start" fo:margin-left="0.706cm"/>
      <style:text-properties fo:color="#262626" fo:font-size="11pt" style:font-size-asian="11pt" style:font-size-complex="11pt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190" style:family="table-cell" style:parent-style-name="Default" style:data-style-name="N0">
      <style:table-cell-properties style:vertical-align="automatic" fo:background-color="#F8F8F8" style:repeat-content="false"/>
      <style:paragraph-properties fo:text-align="start" fo:margin-left="0.706cm"/>
      <style:text-properties fo:color="#1B335A"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style:vertical-align="middle" fo:background-color="#E7E6E6" style:repeat-content="false"/>
      <style:paragraph-properties fo:text-align="start" fo:margin-left="0.706cm"/>
      <style:text-properties fo:color="#657C9C" fo:font-size="12pt" style:font-size-asian="12pt" style:font-size-complex="12pt"/>
    </style:style>
    <style:style style:name="ce192" style:family="table-cell" style:parent-style-name="Default" style:data-style-name="N0">
      <style:table-cell-properties style:vertical-align="middle" fo:background-color="#DCDADA" style:repeat-content="false"/>
      <style:paragraph-properties fo:text-align="start" fo:margin-left="0.706cm"/>
      <style:text-properties fo:color="#657C9C" fo:font-size="12pt" style:font-size-asian="12pt" style:font-size-complex="12pt"/>
    </style:style>
    <style:style style:name="ce193" style:family="table-cell" style:parent-style-name="Default" style:data-style-name="N0">
      <style:table-cell-properties style:vertical-align="middle" fo:background-color="#F8F8F8" style:repeat-content="false"/>
      <style:paragraph-properties fo:text-align="start" fo:margin-left="0.706cm"/>
      <style:text-properties fo:color="#657C9C" fo:font-size="12pt" style:font-size-asian="12pt" style:font-size-complex="12pt"/>
    </style:style>
    <style:style style:name="co1" style:family="table-column">
      <style:table-column-properties fo:break-before="auto" style:column-width="0.402166666666667cm"/>
    </style:style>
    <style:style style:name="co2" style:family="table-column">
      <style:table-column-properties fo:break-before="auto" style:column-width="11.21833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0.09525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0.465666666666667cm"/>
    </style:style>
    <style:style style:name="co8" style:family="table-column">
      <style:table-column-properties fo:break-before="auto" style:column-width="1.74625cm"/>
    </style:style>
    <style:style style:name="ro1" style:family="table-row">
      <style:table-row-properties style:row-height="1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9.9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table:tab-color="#C1F2F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Enter details in Direct Marketing table starting in cell at right. Telemarketing Total for each month is auto calculated at the table-end and annual Total in cell Q18. Sparkline is updated in cell S18. Next instruction is in cell A19.</text:p>
          </table:help-message>
          <table:error-message table:display="true"/>
        </table:content-validation>
        <table:content-validation table:name="val2">
          <table:help-message table:display="true">
            <text:p>Rate and Months labels are in this row, from cells C3 through O3, and Total label in cell Q3.</text:p>
          </table:help-message>
          <table:error-message table:display="true"/>
        </table:content-validation>
        <table:content-validation table:name="val3">
          <table:help-message table:display="true">
            <text:p>Create Channel Marketing Budget in this worksheet. Title of this worksheet is in cell C1. Helpful instructions are in cells in this column. Arrow down to get started.<text:s/></text:p>
          </table:help-message>
          <table:error-message table:display="true"/>
        </table:content-validation>
        <table:content-validation table:name="val4">
          <table:help-message table:display="true">
            <text:p>Anticipated Sales Total label is in cell at right. Enter Anticipated Sales for each month in cells D3 through O3. Total is auto calculated in cell Q3.</text:p>
          </table:help-message>
          <table:error-message table:display="true"/>
        </table:content-validation>
        <table:content-validation table:name="val5">
          <table:help-message table:display="true">
            <text:p>Enter details in Internet Marketing table starting in cell at right. Internet Marketing Total for each month is auto calculated at the table-end and annual Total in cell Q28. Sparkline is updated in cell S28. Next instruction is in cell A29.</text:p>
          </table:help-message>
          <table:error-message table:display="true"/>
        </table:content-validation>
        <table:content-validation table:name="val6">
          <table:help-message table:display="true">
            <text:p>Enter details in Direct Mail table starting in cell at right. Direct Mail Total for each month is auto calculated at the table-end and annual Total in cell Q35. Next instruction is in cell A36.</text:p>
          </table:help-message>
          <table:error-message table:display="true"/>
        </table:content-validation>
        <table:content-validation table:name="val7">
          <table:help-message table:display="true">
            <text:p>Enter details in Agent and Broker table starting in cell at right. Agent and Broker Total for each month is auto calculated at the table-end and annual Total in cell Q43. Sparkline is updated in cell S43. Next instruction is in cell A44.</text:p>
            <text:p/>
          </table:help-message>
          <table:error-message table:display="true"/>
        </table:content-validation>
        <table:content-validation table:name="val8">
          <table:help-message table:display="true">
            <text:p>Direct Marketing Total is auto calculated in this row, from cells D31 through O31, and Annual Total in cell Q31. Sparkline is updated in cell S31.</text:p>
          </table:help-message>
          <table:error-message table:display="true"/>
        </table:content-validation>
        <table:content-validation table:name="val9">
          <table:help-message table:display="true">
            <text:p>Enter details in Distributors table starting in cell at right. Distributor Total for each month is auto calculated at the table-end and annual Total in cell Q50. Sparkline is updated in cell S50. Next instruction is in cell A51.</text:p>
          </table:help-message>
          <table:error-message table:display="true"/>
        </table:content-validation>
        <table:content-validation table:name="val10">
          <table:help-message table:display="true">
            <text:p>Enter details in Retailers table starting in cell at right. Retailer Total for each month is auto calculated at the table-end and annual Total in cell Q57. Sparkline is updated in cell S57. Next instruction is in cell A58.</text:p>
          </table:help-message>
          <table:error-message table:display="true"/>
        </table:content-validation>
        <table:content-validation table:name="val11">
          <table:help-message table:display="true">
            <text:p>Enter details in Customer Acquisition &amp; Retention table starting in cell at right. CAR Total for each month is auto calculated at the table-end and annual Total in cell Q63. Sparkline is updated in cell S63. Next instruction is in cell A64.</text:p>
          </table:help-message>
          <table:error-message table:display="true"/>
        </table:content-validation>
        <table:content-validation table:name="val12">
          <table:help-message table:display="true">
            <text:p>Enter details in Other Expenses table starting in cell at right. Other Expenses Total for each month is auto calculated at the table-end and annual Total in cell Q69. Sparkline is updated in cell S69. Next instruction is in cell A71.</text:p>
          </table:help-message>
          <table:error-message table:display="true"/>
        </table:content-validation>
        <table:content-validation table:name="val13">
          <table:help-message table:display="true">
            <text:p>Total Marketing Budget is auto calculated for each month in this row, from cells D71 through O71, and Annual Total in cell Q71. Sparkline is auto updated in cell S71.</text:p>
          </table:help-message>
          <table:error-message table:display="true"/>
        </table:content-validation>
      </table:content-validations>
      <table:table table:name="Channel_marketing_budget" table:style-name="ta1">
        <table:table-column table:style-name="co1" table:default-cell-style-name="ce7"/>
        <table:table-column table:style-name="co2" table:default-cell-style-name="ce11"/>
        <table:table-column table:style-name="co3" table:number-columns-repeated="13" table:default-cell-style-name="ce57"/>
        <table:table-column table:style-name="co4" table:default-cell-style-name="ce57" table:visibility="collapse"/>
        <table:table-column table:style-name="co5" table:default-cell-style-name="ce57"/>
        <table:table-column table:style-name="co6" table:number-columns-repeated="2" table:default-cell-style-name="ce11"/>
        <table:table-column table:style-name="co7" table:default-cell-style-name="ce2"/>
        <table:table-column table:style-name="co8" table:number-columns-repeated="16364" table:default-cell-style-name="ce2"/>
        <table:table-row table:style-name="ro1">
          <table:table-cell table:content-validation-name="val3" table:style-name="ce7"/>
          <table:table-cell table:style-name="ce177"/>
          <table:table-cell office:value-type="string" table:number-columns-spanned="13" table:number-rows-spanned="1" table:style-name="ce180">
            <text:p>CHANNEL MARKETING BUDGET</text:p>
          </table:table-cell>
          <table:covered-table-cell table:number-columns-repeated="12"/>
          <table:table-cell table:number-columns-repeated="4" table:style-name="ce178"/>
          <table:table-cell table:number-columns-repeated="16365" table:style-name="ce2"/>
        </table:table-row>
        <table:table-row table:style-name="ro2">
          <table:table-cell table:style-name="ce7"/>
          <table:table-cell table:style-name="ce177"/>
          <table:table-cell table:number-columns-repeated="13" table:style-name="ce179"/>
          <table:table-cell table:number-columns-repeated="4" table:style-name="ce178"/>
          <table:table-cell table:number-columns-repeated="16365" table:style-name="ce2"/>
        </table:table-row>
        <table:table-row table:style-name="ro3">
          <table:table-cell table:content-validation-name="val2" table:style-name="ce12"/>
          <table:table-cell office:value-type="string" table:style-name="ce109">
            <text:p><text:s/></text:p>
          </table:table-cell>
          <table:table-cell office:value-type="string" table:style-name="ce110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11"/>
          <table:table-cell office:value-type="string" table:style-name="ce112">
            <text:p>Total</text:p>
          </table:table-cell>
          <table:table-cell table:number-columns-repeated="2" table:style-name="ce113"/>
          <table:table-cell table:number-columns-repeated="16365" table:style-name="ce13"/>
        </table:table-row>
        <table:table-row table:style-name="ro3">
          <table:table-cell table:content-validation-name="val4" table:style-name="ce14"/>
          <table:table-cell office:value-type="string" table:style-name="ce168">
            <text:p>ANTICIPATED SALES TOTAL $(000)</text:p>
          </table:table-cell>
          <table:table-cell office:value-type="string" table:style-name="ce169">
            <text:p><text:s/></text:p>
          </table:table-cell>
          <table:table-cell office:value-type="string" table:style-name="ce170">
            <text:p>750</text:p>
          </table:table-cell>
          <table:table-cell office:value-type="string" table:style-name="ce170">
            <text:p>200</text:p>
          </table:table-cell>
          <table:table-cell office:value-type="string" table:style-name="ce170">
            <text:p>500</text:p>
          </table:table-cell>
          <table:table-cell office:value-type="string" table:style-name="ce170">
            <text:p>1,500</text:p>
          </table:table-cell>
          <table:table-cell office:value-type="string" table:style-name="ce170">
            <text:p>1,200</text:p>
          </table:table-cell>
          <table:table-cell office:value-type="float" office:value="1500" table:style-name="ce170">
            <text:p>1,500</text:p>
          </table:table-cell>
          <table:table-cell office:value-type="float" office:value="1500" table:style-name="ce170">
            <text:p>1,500</text:p>
          </table:table-cell>
          <table:table-cell office:value-type="string" table:style-name="ce170">
            <text:p>1,800</text:p>
          </table:table-cell>
          <table:table-cell office:value-type="string" table:style-name="ce170">
            <text:p>2,000</text:p>
          </table:table-cell>
          <table:table-cell office:value-type="float" office:value="2000" table:style-name="ce170">
            <text:p>2,000</text:p>
          </table:table-cell>
          <table:table-cell office:value-type="float" office:value="2000" table:style-name="ce170">
            <text:p>2,000</text:p>
          </table:table-cell>
          <table:table-cell office:value-type="float" office:value="2000" table:style-name="ce170">
            <text:p>2,000</text:p>
          </table:table-cell>
          <table:table-cell table:style-name="ce171"/>
          <table:table-cell office:value-type="float" office:value="9000" table:formula="of:=SUM([.D4:.O4])" table:style-name="ce172">
            <text:p>9,000</text:p>
          </table:table-cell>
          <table:table-cell table:number-columns-repeated="2" table:style-name="ce173"/>
          <table:table-cell table:style-name="ce6"/>
          <table:table-cell table:number-columns-repeated="16364" table:style-name="ce3"/>
        </table:table-row>
        <table:table-row table:style-name="ro4" table:visibility="collapse">
          <table:table-cell office:value-type="string" table:style-name="ce15">
            <text:p>Enter details in Personnel table starting in cell at right. Personnel Total for each month is auto calculated at the table-end and annual Total in cell Q9. Sparkline is updated in cell S9. Next instruction is in cell A10.</text:p>
          </table:table-cell>
          <table:table-cell table:number-columns-repeated="14" table:style-name="ce1"/>
          <table:table-cell table:style-name="ce42"/>
          <table:table-cell table:style-name="ce43"/>
          <table:table-cell table:style-name="ce17"/>
          <table:table-cell table:style-name="ce16"/>
          <table:table-cell table:number-columns-repeated="16365" table:style-name="ce18"/>
        </table:table-row>
        <table:table-row table:style-name="ro3">
          <table:table-cell table:style-name="ce7"/>
          <table:table-cell office:value-type="string" table:style-name="ce103">
            <text:p>PERSONNEL (% OF TOTAL SALES)</text:p>
          </table:table-cell>
          <table:table-cell table:style-name="ce104"/>
          <table:table-cell office:value-type="percentage" office:value="1.1000000000000001" table:formula="of:=[.D12]+[.D37]+[.D45]+[.D52]" table:style-name="ce105">
            <text:p>110%</text:p>
          </table:table-cell>
          <table:table-cell office:value-type="percentage" office:value="1.1000000000000001" table:formula="of:=[.E12]+[.E37]+[.E45]+[.E52]" table:style-name="ce105">
            <text:p>110%</text:p>
          </table:table-cell>
          <table:table-cell office:value-type="percentage" office:value="1.1000000000000001" table:formula="of:=[.F12]+[.F37]+[.F45]+[.F52]" table:style-name="ce105">
            <text:p>110%</text:p>
          </table:table-cell>
          <table:table-cell office:value-type="percentage" office:value="1.1000000000000001" table:formula="of:=[.G12]+[.G37]+[.G45]+[.G52]" table:style-name="ce105">
            <text:p>110%</text:p>
          </table:table-cell>
          <table:table-cell office:value-type="percentage" office:value="1.1000000000000001" table:formula="of:=[.H12]+[.H37]+[.H45]+[.H52]" table:style-name="ce105">
            <text:p>110%</text:p>
          </table:table-cell>
          <table:table-cell office:value-type="percentage" office:value="1.1000000000000001" table:formula="of:=[.I12]+[.I37]+[.I45]+[.I52]" table:style-name="ce105">
            <text:p>110%</text:p>
          </table:table-cell>
          <table:table-cell office:value-type="percentage" office:value="1.1000000000000001" table:formula="of:=[.J12]+[.J37]+[.J45]+[.J52]" table:style-name="ce105">
            <text:p>110%</text:p>
          </table:table-cell>
          <table:table-cell office:value-type="percentage" office:value="1.1000000000000001" table:formula="of:=[.K12]+[.K37]+[.K45]+[.K52]" table:style-name="ce105">
            <text:p>110%</text:p>
          </table:table-cell>
          <table:table-cell office:value-type="percentage" office:value="0.85000000000000009" table:formula="of:=[.L12]+[.L37]+[.L45]+[.L52]" table:style-name="ce105">
            <text:p>85%</text:p>
          </table:table-cell>
          <table:table-cell office:value-type="percentage" office:value="0.85000000000000009" table:formula="of:=[.M12]+[.M37]+[.M45]+[.M52]" table:style-name="ce105">
            <text:p>85%</text:p>
          </table:table-cell>
          <table:table-cell office:value-type="percentage" office:value="0.85000000000000009" table:formula="of:=[.N12]+[.N37]+[.N45]+[.N52]" table:style-name="ce105">
            <text:p>85%</text:p>
          </table:table-cell>
          <table:table-cell office:value-type="percentage" office:value="0.85000000000000009" table:formula="of:=[.O12]+[.O37]+[.O45]+[.O52]" table:style-name="ce105">
            <text:p>85%</text:p>
          </table:table-cell>
          <table:table-cell table:style-name="ce106"/>
          <table:table-cell table:style-name="ce107"/>
          <table:table-cell table:number-columns-repeated="2" table:style-name="ce108"/>
          <table:table-cell table:number-columns-repeated="16365" table:style-name="ce19"/>
        </table:table-row>
        <table:table-row table:style-name="ro3">
          <table:table-cell table:style-name="ce20"/>
          <table:table-cell office:value-type="string" table:style-name="ce131">
            <text:p>Human resources - headcount</text:p>
          </table:table-cell>
          <table:table-cell office:value-type="float" office:value="5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office:value-type="float" office:value="5" table:formula="of:=+[.$C$7]" table:style-name="ce145">
            <text:p>5</text:p>
          </table:table-cell>
          <table:table-cell table:style-name="ce164"/>
          <table:table-cell table:style-name="ce165"/>
          <table:table-cell table:number-columns-repeated="2" table:style-name="ce166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74">
            <text:p>Human resources - cost</text:p>
          </table:table-cell>
          <table:table-cell table:style-name="ce75"/>
          <table:table-cell office:value-type="float" office:value="25" table:formula="of:=[.$C$7]*[.D7]" table:style-name="ce76">
            <text:p>25.00</text:p>
          </table:table-cell>
          <table:table-cell office:value-type="float" office:value="25" table:formula="of:=[.$C$7]*[.E7]" table:style-name="ce76">
            <text:p>25.00</text:p>
          </table:table-cell>
          <table:table-cell office:value-type="float" office:value="25" table:formula="of:=[.$C$7]*[.F7]" table:style-name="ce76">
            <text:p>25.00</text:p>
          </table:table-cell>
          <table:table-cell office:value-type="float" office:value="25" table:formula="of:=[.$C$7]*[.G7]" table:style-name="ce76">
            <text:p>25.00</text:p>
          </table:table-cell>
          <table:table-cell office:value-type="float" office:value="25" table:formula="of:=[.$C$7]*[.H7]" table:style-name="ce76">
            <text:p>25.00</text:p>
          </table:table-cell>
          <table:table-cell office:value-type="float" office:value="25" table:formula="of:=[.$C$7]*[.I7]" table:style-name="ce76">
            <text:p>25.00</text:p>
          </table:table-cell>
          <table:table-cell office:value-type="float" office:value="25" table:formula="of:=[.$C$7]*[.J7]" table:style-name="ce76">
            <text:p>25.00</text:p>
          </table:table-cell>
          <table:table-cell office:value-type="float" office:value="25" table:formula="of:=[.$C$7]*[.K7]" table:style-name="ce76">
            <text:p>25.00</text:p>
          </table:table-cell>
          <table:table-cell office:value-type="float" office:value="25" table:formula="of:=[.$C$7]*[.L7]" table:style-name="ce76">
            <text:p>25.00</text:p>
          </table:table-cell>
          <table:table-cell office:value-type="float" office:value="25" table:formula="of:=[.$C$7]*[.M7]" table:style-name="ce76">
            <text:p>25.00</text:p>
          </table:table-cell>
          <table:table-cell office:value-type="float" office:value="25" table:formula="of:=[.$C$7]*[.N7]" table:style-name="ce76">
            <text:p>25.00</text:p>
          </table:table-cell>
          <table:table-cell office:value-type="float" office:value="25" table:formula="of:=[.$C$7]*[.O7]" table:style-name="ce76">
            <text:p>25.00</text:p>
          </table:table-cell>
          <table:table-cell table:style-name="ce44"/>
          <table:table-cell office:value-type="float" office:value="300" table:formula="of:=SUM([Channel_marketing_budget.$D8:.$O8])" table:style-name="ce45">
            <text:p>300.00</text:p>
          </table:table-cell>
          <table:table-cell table:number-columns-repeated="2" table:style-name="ce22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Commission</text:p>
          </table:table-cell>
          <table:table-cell office:value-type="percentage" office:value="1E-3" table:style-name="ce144">
            <text:p>0.10%</text:p>
          </table:table-cell>
          <table:table-cell office:value-type="float" office:value="0.75" table:formula="of:=[.D4]*[.$C$9]" table:style-name="ce133">
            <text:p>0.75</text:p>
          </table:table-cell>
          <table:table-cell office:value-type="float" office:value="0.2" table:formula="of:=[.E4]*[.$C$9]" table:style-name="ce133">
            <text:p>0.20</text:p>
          </table:table-cell>
          <table:table-cell office:value-type="float" office:value="0.5" table:formula="of:=[.F4]*[.$C$9]" table:style-name="ce133">
            <text:p>0.50</text:p>
          </table:table-cell>
          <table:table-cell office:value-type="float" office:value="1.5" table:formula="of:=[.G4]*[.$C$9]" table:style-name="ce133">
            <text:p>1.50</text:p>
          </table:table-cell>
          <table:table-cell office:value-type="float" office:value="1.2" table:formula="of:=[.H4]*[.$C$9]" table:style-name="ce133">
            <text:p>1.20</text:p>
          </table:table-cell>
          <table:table-cell office:value-type="float" office:value="1.5" table:formula="of:=[.I4]*[.$C$9]" table:style-name="ce133">
            <text:p>1.50</text:p>
          </table:table-cell>
          <table:table-cell office:value-type="float" office:value="1.5" table:formula="of:=[.J4]*[.$C$9]" table:style-name="ce133">
            <text:p>1.50</text:p>
          </table:table-cell>
          <table:table-cell office:value-type="float" office:value="1.8" table:formula="of:=[.K4]*[.$C$9]" table:style-name="ce133">
            <text:p>1.80</text:p>
          </table:table-cell>
          <table:table-cell office:value-type="float" office:value="2" table:formula="of:=[.L4]*[.$C$9]" table:style-name="ce133">
            <text:p>2.00</text:p>
          </table:table-cell>
          <table:table-cell office:value-type="float" office:value="2" table:formula="of:=[.M4]*[.$C$9]" table:style-name="ce133">
            <text:p>2.00</text:p>
          </table:table-cell>
          <table:table-cell office:value-type="float" office:value="2" table:formula="of:=[.N4]*[.$C$9]" table:style-name="ce133">
            <text:p>2.00</text:p>
          </table:table-cell>
          <table:table-cell office:value-type="float" office:value="2" table:formula="of:=[.O4]*[.$C$9]" table:style-name="ce133">
            <text:p>2.00</text:p>
          </table:table-cell>
          <table:table-cell table:style-name="ce166"/>
          <table:table-cell office:value-type="float" office:value="16.950000000000003" table:formula="of:=SUM([Channel_marketing_budget.$D9:.$O9])" table:style-name="ce135">
            <text:p>16.95</text:p>
          </table:table-cell>
          <table:table-cell table:number-columns-repeated="2" table:style-name="ce167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65">
            <text:p>Personnel total $(000)</text:p>
          </table:table-cell>
          <table:table-cell table:style-name="ce66"/>
          <table:table-cell office:value-type="float" office:value="25.75" table:formula="of:=SUM([.D8:.D9])" table:style-name="ce67">
            <text:p>25.75</text:p>
          </table:table-cell>
          <table:table-cell office:value-type="float" office:value="25.2" table:formula="of:=SUM([.E8:.E9])" table:style-name="ce67">
            <text:p>25.20</text:p>
          </table:table-cell>
          <table:table-cell office:value-type="float" office:value="25.5" table:formula="of:=SUM([.F8:.F9])" table:style-name="ce67">
            <text:p>25.50</text:p>
          </table:table-cell>
          <table:table-cell office:value-type="float" office:value="26.5" table:formula="of:=SUM([.G8:.G9])" table:style-name="ce67">
            <text:p>26.50</text:p>
          </table:table-cell>
          <table:table-cell office:value-type="float" office:value="26.2" table:formula="of:=SUM([.H8:.H9])" table:style-name="ce67">
            <text:p>26.20</text:p>
          </table:table-cell>
          <table:table-cell office:value-type="float" office:value="26.5" table:formula="of:=SUM([.I8:.I9])" table:style-name="ce67">
            <text:p>26.50</text:p>
          </table:table-cell>
          <table:table-cell office:value-type="float" office:value="26.5" table:formula="of:=SUM([.J8:.J9])" table:style-name="ce67">
            <text:p>26.50</text:p>
          </table:table-cell>
          <table:table-cell office:value-type="float" office:value="26.8" table:formula="of:=SUM([.K8:.K9])" table:style-name="ce67">
            <text:p>26.80</text:p>
          </table:table-cell>
          <table:table-cell office:value-type="float" office:value="27" table:formula="of:=SUM([.L8:.L9])" table:style-name="ce67">
            <text:p>27.00</text:p>
          </table:table-cell>
          <table:table-cell office:value-type="float" office:value="27" table:formula="of:=SUM([.M8:.M9])" table:style-name="ce67">
            <text:p>27.00</text:p>
          </table:table-cell>
          <table:table-cell office:value-type="float" office:value="27" table:formula="of:=SUM([.N8:.N9])" table:style-name="ce67">
            <text:p>27.00</text:p>
          </table:table-cell>
          <table:table-cell office:value-type="float" office:value="27" table:formula="of:=SUM([.O8:.O9])" table:style-name="ce67">
            <text:p>27.00</text:p>
          </table:table-cell>
          <table:table-cell table:style-name="ce46"/>
          <table:table-cell office:value-type="float" office:value="316.95" table:formula="of:=SUM([.Q8:.Q9])" table:style-name="ce45">
            <text:p>316.95</text:p>
          </table:table-cell>
          <table:table-cell table:number-columns-spanned="2" table:number-rows-spanned="1" table:style-name="ce185"/>
          <table:covered-table-cell/>
          <table:table-cell table:number-columns-repeated="16365" table:style-name="ce3"/>
        </table:table-row>
        <table:table-row table:style-name="ro3">
          <table:table-cell table:content-validation-name="val1" table:style-name="ce38"/>
          <table:table-cell office:value-type="string" table:style-name="ce114">
            <text:p>DIRECT MARKETING ITEMS</text:p>
          </table:table-cell>
          <table:table-cell office:value-type="string" table:style-name="ce110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15"/>
          <table:table-cell table:style-name="ce116"/>
          <table:table-cell table:style-name="ce117"/>
          <table:table-cell table:style-name="ce118"/>
          <table:table-cell table:number-columns-repeated="16365" table:style-name="ce39"/>
        </table:table-row>
        <table:table-row table:style-name="ro3">
          <table:table-cell table:style-name="ce20"/>
          <table:table-cell office:value-type="string" table:style-name="ce84">
            <text:p>DIRECT MARKETING (% OF TOTAL SALES)</text:p>
          </table:table-cell>
          <table:table-cell table:style-name="ce90"/>
          <table:table-cell office:value-type="percentage" office:value="1" table:style-name="ce86">
            <text:p>100%</text:p>
          </table:table-cell>
          <table:table-cell office:value-type="percentage" office:value="1" table:style-name="ce86">
            <text:p>100%</text:p>
          </table:table-cell>
          <table:table-cell office:value-type="percentage" office:value="0.75" table:style-name="ce86">
            <text:p>75%</text:p>
          </table:table-cell>
          <table:table-cell office:value-type="percentage" office:value="0.4" table:style-name="ce86">
            <text:p>40%</text:p>
          </table:table-cell>
          <table:table-cell office:value-type="percentage" office:value="0.33" table:style-name="ce86">
            <text:p>33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" table:style-name="ce86">
            <text:p>2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05" table:style-name="ce86">
            <text:p>5%</text:p>
          </table:table-cell>
          <table:table-cell office:value-type="percentage" office:value="0.05" table:style-name="ce86">
            <text:p>5%</text:p>
          </table:table-cell>
          <table:table-cell office:value-type="percentage" office:value="0.05" table:style-name="ce86">
            <text:p>5%</text:p>
          </table:table-cell>
          <table:table-cell office:value-type="percentage" office:value="0.05" table:style-name="ce86">
            <text:p>5%</text:p>
          </table:table-cell>
          <table:table-cell table:style-name="ce97"/>
          <table:table-cell table:style-name="ce88"/>
          <table:table-cell table:style-name="ce89"/>
          <table:table-cell table:style-name="ce102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77">
            <text:p>Telemarketing (% of direct sales)</text:p>
          </table:table-cell>
          <table:table-cell table:style-name="ce78"/>
          <table:table-cell office:value-type="percentage" office:value="1" table:style-name="ce79">
            <text:p>10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5" table:style-name="ce79">
            <text:p>50%</text:p>
          </table:table-cell>
          <table:table-cell table:style-name="ce48"/>
          <table:table-cell table:style-name="ce49"/>
          <table:table-cell table:number-columns-repeated="2" table:style-name="ce23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Human resources - headcount</text:p>
          </table:table-cell>
          <table:table-cell office:value-type="float" office:value="3" table:style-name="ce145">
            <text:p>3</text:p>
          </table:table-cell>
          <table:table-cell office:value-type="float" office:value="3" table:formula="of:=[.$C$14]*[.D13]" table:style-name="ce145">
            <text:p>3</text:p>
          </table:table-cell>
          <table:table-cell office:value-type="float" office:value="1.5" table:formula="of:=[.$C$14]*[.E13]" table:style-name="ce145">
            <text:p>1.5</text:p>
          </table:table-cell>
          <table:table-cell office:value-type="float" office:value="1.5" table:formula="of:=[.$C$14]*[.F13]" table:style-name="ce145">
            <text:p>1.5</text:p>
          </table:table-cell>
          <table:table-cell office:value-type="float" office:value="1.5" table:formula="of:=[.$C$14]*[.G13]" table:style-name="ce145">
            <text:p>1.5</text:p>
          </table:table-cell>
          <table:table-cell office:value-type="float" office:value="1.5" table:formula="of:=[.$C$14]*[.H13]" table:style-name="ce145">
            <text:p>1.5</text:p>
          </table:table-cell>
          <table:table-cell office:value-type="float" office:value="1.5" table:formula="of:=[.$C$14]*[.I13]" table:style-name="ce145">
            <text:p>1.5</text:p>
          </table:table-cell>
          <table:table-cell office:value-type="float" office:value="1.5" table:formula="of:=[.$C$14]*[.J13]" table:style-name="ce145">
            <text:p>1.5</text:p>
          </table:table-cell>
          <table:table-cell office:value-type="float" office:value="1.5" table:formula="of:=[.$C$14]*[.K13]" table:style-name="ce145">
            <text:p>1.5</text:p>
          </table:table-cell>
          <table:table-cell office:value-type="float" office:value="1.5" table:formula="of:=[.$C$14]*[.L13]" table:style-name="ce145">
            <text:p>1.5</text:p>
          </table:table-cell>
          <table:table-cell office:value-type="float" office:value="1.5" table:formula="of:=[.$C$14]*[.M13]" table:style-name="ce145">
            <text:p>1.5</text:p>
          </table:table-cell>
          <table:table-cell office:value-type="float" office:value="1.5" table:formula="of:=[.$C$14]*[.N13]" table:style-name="ce145">
            <text:p>1.5</text:p>
          </table:table-cell>
          <table:table-cell office:value-type="float" office:value="1.5" table:formula="of:=[.$C$14]*[.O13]" table:style-name="ce145">
            <text:p>1.5</text:p>
          </table:table-cell>
          <table:table-cell table:style-name="ce161"/>
          <table:table-cell office:value-type="float" office:value="19.5" table:formula="of:=SUM([Channel_marketing_budget.$D14:.$O14])" table:style-name="ce135">
            <text:p>19.50</text:p>
          </table:table-cell>
          <table:table-cell table:number-columns-repeated="2" table:style-name="ce162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Infrastructure support</text:p>
          </table:table-cell>
          <table:table-cell table:style-name="ce78"/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table:style-name="ce48"/>
          <table:table-cell office:value-type="float" office:value="210" table:formula="of:=SUM([Channel_marketing_budget.$D15:.$O15])" table:style-name="ce40">
            <text:p>210.00</text:p>
          </table:table-cell>
          <table:table-cell table:number-columns-repeated="2" table:style-name="ce24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Commission</text:p>
          </table:table-cell>
          <table:table-cell office:value-type="percentage" office:value="1E-3" table:style-name="ce144">
            <text:p>0.10%</text:p>
          </table:table-cell>
          <table:table-cell office:value-type="float" office:value="0.75" table:formula="of:=[.$C$16]*[.D4]*[.D12]*[.D13]" table:style-name="ce133">
            <text:p>0.75</text:p>
          </table:table-cell>
          <table:table-cell office:value-type="float" office:value="0.1" table:formula="of:=[.$C$16]*[.E4]*[.E12]*[.E13]" table:style-name="ce133">
            <text:p>0.10</text:p>
          </table:table-cell>
          <table:table-cell office:value-type="float" office:value="0.1875" table:formula="of:=[.$C$16]*[.F4]*[.F12]*[.F13]" table:style-name="ce133">
            <text:p>0.19</text:p>
          </table:table-cell>
          <table:table-cell office:value-type="float" office:value="0.30000000000000004" table:formula="of:=[.$C$16]*[.G4]*[.G12]*[.G13]" table:style-name="ce133">
            <text:p>0.30</text:p>
          </table:table-cell>
          <table:table-cell office:value-type="float" office:value="0.19800000000000001" table:formula="of:=[.$C$16]*[.H4]*[.H12]*[.H13]" table:style-name="ce133">
            <text:p>0.20</text:p>
          </table:table-cell>
          <table:table-cell office:value-type="float" office:value="0.1875" table:formula="of:=[.$C$16]*[.I4]*[.I12]*[.I13]" table:style-name="ce133">
            <text:p>0.19</text:p>
          </table:table-cell>
          <table:table-cell office:value-type="float" office:value="0.15000000000000002" table:formula="of:=[.$C$16]*[.J4]*[.J12]*[.J13]" table:style-name="ce133">
            <text:p>0.15</text:p>
          </table:table-cell>
          <table:table-cell office:value-type="float" office:value="9.0000000000000011E-2" table:formula="of:=[.$C$16]*[.K4]*[.K12]*[.K13]" table:style-name="ce133">
            <text:p>0.09</text:p>
          </table:table-cell>
          <table:table-cell office:value-type="float" office:value="0.05" table:formula="of:=[.$C$16]*[.L4]*[.L12]*[.L13]" table:style-name="ce133">
            <text:p>0.05</text:p>
          </table:table-cell>
          <table:table-cell office:value-type="float" office:value="0.05" table:formula="of:=[.$C$16]*[.M4]*[.M12]*[.M13]" table:style-name="ce133">
            <text:p>0.05</text:p>
          </table:table-cell>
          <table:table-cell office:value-type="float" office:value="0.05" table:formula="of:=[.$C$16]*[.N4]*[.N12]*[.N13]" table:style-name="ce133">
            <text:p>0.05</text:p>
          </table:table-cell>
          <table:table-cell office:value-type="float" office:value="0.05" table:formula="of:=[.$C$16]*[.O4]*[.O12]*[.O13]" table:style-name="ce133">
            <text:p>0.05</text:p>
          </table:table-cell>
          <table:table-cell table:style-name="ce161"/>
          <table:table-cell office:value-type="float" office:value="2.1629999999999998" table:formula="of:=SUM([Channel_marketing_budget.$D16:.$O16])" table:style-name="ce135">
            <text:p>2.16</text:p>
          </table:table-cell>
          <table:table-cell table:number-columns-repeated="2" table:style-name="ce162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Training</text:p>
          </table:table-cell>
          <table:table-cell table:style-name="ce78"/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office:value-type="float" office:value="25" table:style-name="ce78">
            <text:p>25</text:p>
          </table:table-cell>
          <table:table-cell office:value-type="float" office:value="10" table:style-name="ce78">
            <text:p>10</text:p>
          </table:table-cell>
          <table:table-cell table:style-name="ce50"/>
          <table:table-cell office:value-type="float" office:value="210" table:formula="of:=SUM([Channel_marketing_budget.$D17:.$O17])" table:style-name="ce40">
            <text:p>210.00</text:p>
          </table:table-cell>
          <table:table-cell table:number-columns-repeated="2" table:style-name="ce24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138">
            <text:p>Telemarketing total $(000)</text:p>
          </table:table-cell>
          <table:table-cell table:style-name="ce155"/>
          <table:table-cell office:value-type="float" office:value="53.75" table:formula="of:=SUM([.D14:.D17])" table:style-name="ce140">
            <text:p>53.75</text:p>
          </table:table-cell>
          <table:table-cell office:value-type="float" office:value="21.6" table:formula="of:=SUM([.E14:.E17])" table:style-name="ce140">
            <text:p>21.60</text:p>
          </table:table-cell>
          <table:table-cell office:value-type="float" office:value="51.6875" table:formula="of:=SUM([.F14:.F17])" table:style-name="ce140">
            <text:p>51.69</text:p>
          </table:table-cell>
          <table:table-cell office:value-type="float" office:value="21.8" table:formula="of:=SUM([.G14:.G17])" table:style-name="ce140">
            <text:p>21.80</text:p>
          </table:table-cell>
          <table:table-cell office:value-type="float" office:value="51.698" table:formula="of:=SUM([.H14:.H17])" table:style-name="ce140">
            <text:p>51.70</text:p>
          </table:table-cell>
          <table:table-cell office:value-type="float" office:value="21.6875" table:formula="of:=SUM([.I14:.I17])" table:style-name="ce140">
            <text:p>21.69</text:p>
          </table:table-cell>
          <table:table-cell office:value-type="float" office:value="51.65" table:formula="of:=SUM([.J14:.J17])" table:style-name="ce140">
            <text:p>51.65</text:p>
          </table:table-cell>
          <table:table-cell office:value-type="float" office:value="21.59" table:formula="of:=SUM([.K14:.K17])" table:style-name="ce140">
            <text:p>21.59</text:p>
          </table:table-cell>
          <table:table-cell office:value-type="float" office:value="51.55" table:formula="of:=SUM([.L14:.L17])" table:style-name="ce140">
            <text:p>51.55</text:p>
          </table:table-cell>
          <table:table-cell office:value-type="float" office:value="21.55" table:formula="of:=SUM([.M14:.M17])" table:style-name="ce140">
            <text:p>21.55</text:p>
          </table:table-cell>
          <table:table-cell office:value-type="float" office:value="51.55" table:formula="of:=SUM([.N14:.N17])" table:style-name="ce140">
            <text:p>51.55</text:p>
          </table:table-cell>
          <table:table-cell office:value-type="float" office:value="21.55" table:formula="of:=SUM([.O14:.O17])" table:style-name="ce140">
            <text:p>21.55</text:p>
          </table:table-cell>
          <table:table-cell table:style-name="ce163"/>
          <table:table-cell office:value-type="float" office:value="441.66300000000001" table:formula="of:=SUM([.Q14:.Q17])" table:style-name="ce135">
            <text:p>441.66</text:p>
          </table:table-cell>
          <table:table-cell table:number-columns-spanned="2" table:number-rows-spanned="1" table:style-name="ce187"/>
          <table:covered-table-cell/>
          <table:table-cell table:number-columns-repeated="16365" table:style-name="ce5"/>
        </table:table-row>
        <table:table-row table:style-name="ro3">
          <table:table-cell table:content-validation-name="val5" table:style-name="ce36"/>
          <table:table-cell office:value-type="string" table:style-name="ce114">
            <text:p>INTERNET MARKETING ITEMS</text:p>
          </table:table-cell>
          <table:table-cell office:value-type="string" table:style-name="ce110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19"/>
          <table:table-cell table:style-name="ce120"/>
          <table:table-cell table:number-columns-repeated="2" table:style-name="ce121"/>
          <table:table-cell table:number-columns-repeated="16365" table:style-name="ce37"/>
        </table:table-row>
        <table:table-row table:style-name="ro3">
          <table:table-cell table:style-name="ce9"/>
          <table:table-cell office:value-type="string" table:style-name="ce96">
            <text:p>INTERNET MARKETING (% OF DIRECT SALES)</text:p>
          </table:table-cell>
          <table:table-cell table:style-name="ce97"/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25" table:style-name="ce86">
            <text:p>25%</text:p>
          </table:table-cell>
          <table:table-cell table:style-name="ce98"/>
          <table:table-cell table:style-name="ce99"/>
          <table:table-cell table:style-name="ce100"/>
          <table:table-cell table:style-name="ce101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Human resources - headcount</text:p>
          </table:table-cell>
          <table:table-cell office:value-type="float" office:value="1" table:style-name="ce145">
            <text:p>1</text:p>
          </table:table-cell>
          <table:table-cell office:value-type="float" office:value="0.25" table:formula="of:=[.$C$21]*[.D20]" table:style-name="ce145">
            <text:p>0.25</text:p>
          </table:table-cell>
          <table:table-cell office:value-type="float" office:value="0.25" table:formula="of:=[.$C$21]*[.E20]" table:style-name="ce145">
            <text:p>0.25</text:p>
          </table:table-cell>
          <table:table-cell office:value-type="float" office:value="0.25" table:formula="of:=[.$C$21]*[.F20]" table:style-name="ce145">
            <text:p>0.25</text:p>
          </table:table-cell>
          <table:table-cell office:value-type="float" office:value="0.25" table:formula="of:=[.$C$21]*[.G20]" table:style-name="ce145">
            <text:p>0.25</text:p>
          </table:table-cell>
          <table:table-cell office:value-type="float" office:value="0.25" table:formula="of:=[.$C$21]*[.H20]" table:style-name="ce145">
            <text:p>0.25</text:p>
          </table:table-cell>
          <table:table-cell office:value-type="float" office:value="0.25" table:formula="of:=[.$C$21]*[.I20]" table:style-name="ce145">
            <text:p>0.25</text:p>
          </table:table-cell>
          <table:table-cell office:value-type="float" office:value="0.25" table:formula="of:=[.$C$21]*[.J20]" table:style-name="ce145">
            <text:p>0.25</text:p>
          </table:table-cell>
          <table:table-cell office:value-type="float" office:value="0.25" table:formula="of:=[.$C$21]*[.K20]" table:style-name="ce145">
            <text:p>0.25</text:p>
          </table:table-cell>
          <table:table-cell office:value-type="float" office:value="0.25" table:formula="of:=[.$C$21]*[.L20]" table:style-name="ce145">
            <text:p>0.25</text:p>
          </table:table-cell>
          <table:table-cell office:value-type="float" office:value="0.25" table:formula="of:=[.$C$21]*[.M20]" table:style-name="ce145">
            <text:p>0.25</text:p>
          </table:table-cell>
          <table:table-cell office:value-type="float" office:value="0.25" table:formula="of:=[.$C$21]*[.N20]" table:style-name="ce145">
            <text:p>0.25</text:p>
          </table:table-cell>
          <table:table-cell office:value-type="float" office:value="0.25" table:formula="of:=[.$C$21]*[.O20]" table:style-name="ce145">
            <text:p>0.25</text:p>
          </table:table-cell>
          <table:table-cell table:style-name="ce134"/>
          <table:table-cell office:value-type="float" office:value="3" table:formula="of:=SUM([Channel_marketing_budget.$D21:.$O21])" table:style-name="ce160">
            <text:p>3.00</text:p>
          </table:table-cell>
          <table:table-cell table:number-columns-repeated="2" table:style-name="ce137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Website development (one-time cost)</text:p>
          </table:table-cell>
          <table:table-cell table:style-name="ce78"/>
          <table:table-cell office:value-type="float" office:value="500" table:style-name="ce78">
            <text:p>500</text:p>
          </table:table-cell>
          <table:table-cell table:number-columns-repeated="11" table:style-name="ce78"/>
          <table:table-cell table:style-name="ce47"/>
          <table:table-cell office:value-type="float" office:value="500" table:formula="of:=SUM([Channel_marketing_budget.$D22:.$O22])" table:style-name="ce80">
            <text:p>500.00</text:p>
          </table:table-cell>
          <table:table-cell table:number-columns-repeated="2" table:style-name="ce25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Hosting</text:p>
          </table:table-cell>
          <table:table-cell table:style-name="ce145"/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office:value-type="float" office:value="10" table:style-name="ce145">
            <text:p>10</text:p>
          </table:table-cell>
          <table:table-cell table:style-name="ce147"/>
          <table:table-cell office:value-type="float" office:value="120" table:formula="of:=SUM([Channel_marketing_budget.$D23:.$O23])" table:style-name="ce160">
            <text:p>120.00</text:p>
          </table:table-cell>
          <table:table-cell table:number-columns-repeated="2" table:style-name="ce137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Support &amp; maintenance</text:p>
          </table:table-cell>
          <table:table-cell table:style-name="ce78"/>
          <table:table-cell office:value-type="float" office:value="25" table:style-name="ce78">
            <text:p>25</text:p>
          </table:table-cell>
          <table:table-cell table:number-columns-repeated="9" table:style-name="ce78"/>
          <table:table-cell office:value-type="float" office:value="25" table:style-name="ce78">
            <text:p>25</text:p>
          </table:table-cell>
          <table:table-cell table:style-name="ce78"/>
          <table:table-cell table:style-name="ce51"/>
          <table:table-cell office:value-type="float" office:value="50" table:formula="of:=SUM([Channel_marketing_budget.$D24:.$O24])" table:style-name="ce80">
            <text:p>50.00</text:p>
          </table:table-cell>
          <table:table-cell table:number-columns-repeated="2" table:style-name="ce25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Social platform 1</text:p>
          </table:table-cell>
          <table:table-cell table:number-columns-repeated="2"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7"/>
          <table:table-cell office:value-type="float" office:value="600" table:formula="of:=SUM([Channel_marketing_budget.$D25:.$O25])" table:style-name="ce160">
            <text:p>600.00</text:p>
          </table:table-cell>
          <table:table-cell table:number-columns-repeated="2" table:style-name="ce137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Social platform 2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office:value-type="float" office:value="100" table:style-name="ce78">
            <text:p>100</text:p>
          </table:table-cell>
          <table:table-cell table:style-name="ce78"/>
          <table:table-cell table:style-name="ce51"/>
          <table:table-cell office:value-type="float" office:value="600" table:formula="of:=SUM([Channel_marketing_budget.$D26:.$O26])" table:style-name="ce80">
            <text:p>600.00</text:p>
          </table:table-cell>
          <table:table-cell table:number-columns-repeated="2" table:style-name="ce25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131">
            <text:p>Social platform 3</text:p>
          </table:table-cell>
          <table:table-cell table:number-columns-repeated="2" table:style-name="ce145"/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office:value-type="float" office:value="100" table:style-name="ce145">
            <text:p>100</text:p>
          </table:table-cell>
          <table:table-cell table:number-columns-repeated="3" table:style-name="ce145"/>
          <table:table-cell office:value-type="float" office:value="100" table:style-name="ce145">
            <text:p>100</text:p>
          </table:table-cell>
          <table:table-cell office:value-type="float" office:value="100" table:style-name="ce145">
            <text:p>100</text:p>
          </table:table-cell>
          <table:table-cell table:style-name="ce145"/>
          <table:table-cell office:value-type="float" office:value="100" table:style-name="ce145">
            <text:p>100</text:p>
          </table:table-cell>
          <table:table-cell table:style-name="ce147"/>
          <table:table-cell office:value-type="float" office:value="600" table:formula="of:=SUM([Channel_marketing_budget.$D27:.$O27])" table:style-name="ce160">
            <text:p>600.00</text:p>
          </table:table-cell>
          <table:table-cell table:number-columns-repeated="2" table:style-name="ce137"/>
          <table:table-cell table:number-columns-repeated="16365" table:style-name="ce5"/>
        </table:table-row>
        <table:table-row table:style-name="ro3">
          <table:table-cell table:style-name="ce10"/>
          <table:table-cell office:value-type="string" table:style-name="ce68">
            <text:p>Internet marketing total $(000)</text:p>
          </table:table-cell>
          <table:table-cell table:style-name="ce69"/>
          <table:table-cell office:value-type="float" office:value="535.25" table:formula="of:=SUM([.D21:.D24])" table:style-name="ce70">
            <text:p>535.25</text:p>
          </table:table-cell>
          <table:table-cell office:value-type="float" office:value="10.25" table:formula="of:=SUM([.E21:.E24])" table:style-name="ce70">
            <text:p>10.25</text:p>
          </table:table-cell>
          <table:table-cell office:value-type="float" office:value="10.25" table:formula="of:=SUM([.F21:.F24])" table:style-name="ce70">
            <text:p>10.25</text:p>
          </table:table-cell>
          <table:table-cell office:value-type="float" office:value="10.25" table:formula="of:=SUM([.G21:.G24])" table:style-name="ce70">
            <text:p>10.25</text:p>
          </table:table-cell>
          <table:table-cell office:value-type="float" office:value="10.25" table:formula="of:=SUM([.H21:.H24])" table:style-name="ce70">
            <text:p>10.25</text:p>
          </table:table-cell>
          <table:table-cell office:value-type="float" office:value="10.25" table:formula="of:=SUM([.I21:.I24])" table:style-name="ce70">
            <text:p>10.25</text:p>
          </table:table-cell>
          <table:table-cell office:value-type="float" office:value="10.25" table:formula="of:=SUM([.J21:.J24])" table:style-name="ce70">
            <text:p>10.25</text:p>
          </table:table-cell>
          <table:table-cell office:value-type="float" office:value="10.25" table:formula="of:=SUM([.K21:.K24])" table:style-name="ce70">
            <text:p>10.25</text:p>
          </table:table-cell>
          <table:table-cell office:value-type="float" office:value="10.25" table:formula="of:=SUM([.L21:.L24])" table:style-name="ce70">
            <text:p>10.25</text:p>
          </table:table-cell>
          <table:table-cell office:value-type="float" office:value="10.25" table:formula="of:=SUM([.M21:.M24])" table:style-name="ce70">
            <text:p>10.25</text:p>
          </table:table-cell>
          <table:table-cell office:value-type="float" office:value="35.25" table:formula="of:=SUM([.N21:.N24])" table:style-name="ce70">
            <text:p>35.25</text:p>
          </table:table-cell>
          <table:table-cell office:value-type="float" office:value="10.25" table:formula="of:=SUM([.O21:.O24])" table:style-name="ce70">
            <text:p>10.25</text:p>
          </table:table-cell>
          <table:table-cell table:style-name="ce52"/>
          <table:table-cell office:value-type="float" office:value="673" table:formula="of:=SUM([.Q21:.Q24])" table:style-name="ce40">
            <text:p>673.00</text:p>
          </table:table-cell>
          <table:table-cell table:number-columns-spanned="2" table:number-rows-spanned="1" table:style-name="ce188"/>
          <table:covered-table-cell/>
          <table:table-cell table:number-columns-repeated="16365" table:style-name="ce5"/>
        </table:table-row>
        <table:table-row table:style-name="ro3">
          <table:table-cell table:content-validation-name="val6" table:style-name="ce36"/>
          <table:table-cell office:value-type="string" table:style-name="ce114">
            <text:p>DIRECT MAIL ITEMS</text:p>
          </table:table-cell>
          <table:table-cell office:value-type="string" table:style-name="ce110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10"/>
          <table:table-cell table:style-name="ce116"/>
          <table:table-cell table:number-columns-repeated="2" table:style-name="ce117"/>
          <table:table-cell table:number-columns-repeated="16365" table:style-name="ce37"/>
        </table:table-row>
        <table:table-row table:style-name="ro3">
          <table:table-cell table:style-name="ce9"/>
          <table:table-cell office:value-type="string" table:style-name="ce96">
            <text:p>DIRECT MAIL (% OF DIRECT SALES)</text:p>
          </table:table-cell>
          <table:table-cell table:style-name="ce97"/>
          <table:table-cell table:number-columns-repeated="12" table:style-name="ce86"/>
          <table:table-cell table:style-name="ce97"/>
          <table:table-cell table:style-name="ce88"/>
          <table:table-cell table:number-columns-repeated="2" table:style-name="ce89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Human resources - cost</text:p>
          </table:table-cell>
          <table:table-cell table:style-name="ce81"/>
          <table:table-cell table:number-columns-repeated="12" table:style-name="ce78"/>
          <table:table-cell table:style-name="ce51"/>
          <table:table-cell office:value-type="float" office:value="0" table:formula="of:=SUM([Channel_marketing_budget.$D31:.$O31])" table:style-name="ce40">
            <text:p>0.00</text:p>
          </table:table-cell>
          <table:table-cell table:number-columns-repeated="2" table:style-name="ce26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131">
            <text:p>Material</text:p>
          </table:table-cell>
          <table:table-cell table:style-name="ce132"/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office:value-type="float" office:value="1000" table:style-name="ce145">
            <text:p>1000</text:p>
          </table:table-cell>
          <table:table-cell table:style-name="ce147"/>
          <table:table-cell office:value-type="float" office:value="12000" table:formula="of:=SUM([Channel_marketing_budget.$D32:.$O32])" table:style-name="ce135">
            <text:p>12,000.00</text:p>
          </table:table-cell>
          <table:table-cell table:number-columns-repeated="2" table:style-name="ce154"/>
          <table:table-cell table:number-columns-repeated="16365" table:style-name="ce5"/>
        </table:table-row>
        <table:table-row table:style-name="ro3">
          <table:table-cell table:style-name="ce10"/>
          <table:table-cell office:value-type="string" table:style-name="ce77">
            <text:p>Postage</text:p>
          </table:table-cell>
          <table:table-cell table:style-name="ce81"/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office:value-type="float" office:value="250" table:style-name="ce78">
            <text:p>250</text:p>
          </table:table-cell>
          <table:table-cell table:style-name="ce51"/>
          <table:table-cell office:value-type="float" office:value="3000" table:formula="of:=SUM([Channel_marketing_budget.$D33:.$O33])" table:style-name="ce40">
            <text:p>3,000.00</text:p>
          </table:table-cell>
          <table:table-cell table:number-columns-repeated="2" table:style-name="ce26"/>
          <table:table-cell table:number-columns-repeated="16365" table:style-name="ce4"/>
        </table:table-row>
        <table:table-row table:style-name="ro3">
          <table:table-cell table:style-name="ce10"/>
          <table:table-cell office:value-type="string" table:style-name="ce157">
            <text:p>Direct mail total $(000)</text:p>
          </table:table-cell>
          <table:table-cell table:style-name="ce158"/>
          <table:table-cell office:value-type="float" office:value="1250" table:formula="of:=SUM([.D31:.D33])" table:style-name="ce159">
            <text:p>1,250.00</text:p>
          </table:table-cell>
          <table:table-cell office:value-type="float" office:value="1250" table:formula="of:=SUM([.E31:.E33])" table:style-name="ce159">
            <text:p>1,250.00</text:p>
          </table:table-cell>
          <table:table-cell office:value-type="float" office:value="1250" table:formula="of:=SUM([.F31:.F33])" table:style-name="ce159">
            <text:p>1,250.00</text:p>
          </table:table-cell>
          <table:table-cell office:value-type="float" office:value="1250" table:formula="of:=SUM([.G31:.G33])" table:style-name="ce159">
            <text:p>1,250.00</text:p>
          </table:table-cell>
          <table:table-cell office:value-type="float" office:value="1250" table:formula="of:=SUM([.H31:.H33])" table:style-name="ce159">
            <text:p>1,250.00</text:p>
          </table:table-cell>
          <table:table-cell office:value-type="float" office:value="1250" table:formula="of:=SUM([.I31:.I33])" table:style-name="ce159">
            <text:p>1,250.00</text:p>
          </table:table-cell>
          <table:table-cell office:value-type="float" office:value="1250" table:formula="of:=SUM([.J31:.J33])" table:style-name="ce159">
            <text:p>1,250.00</text:p>
          </table:table-cell>
          <table:table-cell office:value-type="float" office:value="1250" table:formula="of:=SUM([.K31:.K33])" table:style-name="ce159">
            <text:p>1,250.00</text:p>
          </table:table-cell>
          <table:table-cell office:value-type="float" office:value="1250" table:formula="of:=SUM([.L31:.L33])" table:style-name="ce159">
            <text:p>1,250.00</text:p>
          </table:table-cell>
          <table:table-cell office:value-type="float" office:value="1250" table:formula="of:=SUM([.M31:.M33])" table:style-name="ce159">
            <text:p>1,250.00</text:p>
          </table:table-cell>
          <table:table-cell office:value-type="float" office:value="1250" table:formula="of:=SUM([.N31:.N33])" table:style-name="ce159">
            <text:p>1,250.00</text:p>
          </table:table-cell>
          <table:table-cell office:value-type="float" office:value="1250" table:formula="of:=SUM([.O31:.O33])" table:style-name="ce159">
            <text:p>1,250.00</text:p>
          </table:table-cell>
          <table:table-cell table:style-name="ce134"/>
          <table:table-cell office:value-type="float" office:value="15000" table:formula="of:=SUM([.Q31:.Q33])" table:style-name="ce135">
            <text:p>15,000.00</text:p>
          </table:table-cell>
          <table:table-cell table:number-columns-repeated="2" table:style-name="ce154"/>
          <table:table-cell table:number-columns-repeated="16365" table:style-name="ce4"/>
        </table:table-row>
        <table:table-row table:style-name="ro3">
          <table:table-cell table:content-validation-name="val8" table:style-name="ce14"/>
          <table:table-cell office:value-type="string" table:style-name="ce62">
            <text:p>Direct marketing total $(000)</text:p>
          </table:table-cell>
          <table:table-cell table:style-name="ce63"/>
          <table:table-cell office:value-type="float" office:value="1839" table:formula="of:=SUM([Channel_marketing_budget.$D$34];[Channel_marketing_budget.$D$28];[Channel_marketing_budget.$D$18])" table:style-name="ce64">
            <text:p>1,839.00</text:p>
          </table:table-cell>
          <table:table-cell office:value-type="float" office:value="1281.8499999999999" table:formula="of:=SUM([Channel_marketing_budget.$E$34];[Channel_marketing_budget.$E$28];[Channel_marketing_budget.$E$18])" table:style-name="ce64">
            <text:p>1,281.85</text:p>
          </table:table-cell>
          <table:table-cell office:value-type="float" office:value="1311.9375" table:formula="of:=SUM([Channel_marketing_budget.$F$34];[Channel_marketing_budget.$F$28];[Channel_marketing_budget.$F$18])" table:style-name="ce64">
            <text:p>1,311.94</text:p>
          </table:table-cell>
          <table:table-cell office:value-type="float" office:value="1282.05" table:formula="of:=SUM([Channel_marketing_budget.$G$34];[Channel_marketing_budget.$G$28];[Channel_marketing_budget.$G$18])" table:style-name="ce64">
            <text:p>1,282.05</text:p>
          </table:table-cell>
          <table:table-cell office:value-type="float" office:value="1311.9480000000001" table:formula="of:=SUM([Channel_marketing_budget.$H$34];[Channel_marketing_budget.$H$28];[Channel_marketing_budget.$H$18])" table:style-name="ce64">
            <text:p>1,311.95</text:p>
          </table:table-cell>
          <table:table-cell office:value-type="float" office:value="1281.9375" table:formula="of:=SUM([Channel_marketing_budget.$I$34];[Channel_marketing_budget.$I$28];[Channel_marketing_budget.$I$18])" table:style-name="ce64">
            <text:p>1,281.94</text:p>
          </table:table-cell>
          <table:table-cell office:value-type="float" office:value="1311.9" table:formula="of:=SUM([Channel_marketing_budget.$J$34];[Channel_marketing_budget.$J$28];[Channel_marketing_budget.$J$18])" table:style-name="ce64">
            <text:p>1,311.90</text:p>
          </table:table-cell>
          <table:table-cell office:value-type="float" office:value="1281.8399999999999" table:formula="of:=SUM([Channel_marketing_budget.$K$34];[Channel_marketing_budget.$K$28];[Channel_marketing_budget.$K$18])" table:style-name="ce64">
            <text:p>1,281.84</text:p>
          </table:table-cell>
          <table:table-cell office:value-type="float" office:value="1311.8" table:formula="of:=SUM([Channel_marketing_budget.$L$34];[Channel_marketing_budget.$L$28];[Channel_marketing_budget.$L$18])" table:style-name="ce64">
            <text:p>1,311.80</text:p>
          </table:table-cell>
          <table:table-cell office:value-type="float" office:value="1281.8" table:formula="of:=SUM([Channel_marketing_budget.$M$34];[Channel_marketing_budget.$M$28];[Channel_marketing_budget.$M$18])" table:style-name="ce64">
            <text:p>1,281.80</text:p>
          </table:table-cell>
          <table:table-cell office:value-type="float" office:value="1336.8" table:formula="of:=SUM([Channel_marketing_budget.$N$34];[Channel_marketing_budget.$N$28];[Channel_marketing_budget.$N$18])" table:style-name="ce64">
            <text:p>1,336.80</text:p>
          </table:table-cell>
          <table:table-cell office:value-type="float" office:value="1281.8" table:formula="of:=SUM([Channel_marketing_budget.$O$34];[Channel_marketing_budget.$O$28];[Channel_marketing_budget.$O$18])" table:style-name="ce64">
            <text:p>1,281.80</text:p>
          </table:table-cell>
          <table:table-cell table:style-name="ce53"/>
          <table:table-cell office:value-type="float" office:value="16431.613000000001" table:formula="of:=SUM([.Q34];[.Q28];[.Q18];[.Q10])" table:style-name="ce40">
            <text:p>16,431.61</text:p>
          </table:table-cell>
          <table:table-cell table:number-columns-spanned="2" table:number-rows-spanned="1" table:style-name="ce190"/>
          <table:covered-table-cell/>
          <table:table-cell table:number-columns-repeated="16365" table:style-name="ce3"/>
        </table:table-row>
        <table:table-row table:style-name="ro3">
          <table:table-cell table:content-validation-name="val7" table:style-name="ce36"/>
          <table:table-cell office:value-type="string" table:style-name="ce122">
            <text:p>AGENT/BROKER ITEMS</text:p>
          </table:table-cell>
          <table:table-cell office:value-type="string" table:style-name="ce123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24"/>
          <table:table-cell table:style-name="ce125"/>
          <table:table-cell table:number-columns-repeated="2" table:style-name="ce124"/>
          <table:table-cell table:number-columns-repeated="16365" table:style-name="ce37"/>
        </table:table-row>
        <table:table-row table:style-name="ro3">
          <table:table-cell table:style-name="ce9"/>
          <table:table-cell office:value-type="string" table:style-name="ce84">
            <text:p>AGENT/BROKER (% OF TOTAL SALES)</text:p>
          </table:table-cell>
          <table:table-cell table:style-name="ce90"/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office:value-type="percentage" office:value="0.1" table:style-name="ce86">
            <text:p>10%</text:p>
          </table:table-cell>
          <table:table-cell table:style-name="ce95"/>
          <table:table-cell table:style-name="ce88"/>
          <table:table-cell table:number-columns-repeated="2" table:style-name="ce94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Communication</text:p>
          </table:table-cell>
          <table:table-cell table:style-name="ce78"/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table:style-name="ce47"/>
          <table:table-cell office:value-type="float" office:value="600" table:formula="of:=SUM([Channel_marketing_budget.$D38:.$O38])" table:style-name="ce40">
            <text:p>600.00</text:p>
          </table:table-cell>
          <table:table-cell table:number-columns-repeated="2" table:style-name="ce26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Training</text:p>
          </table:table-cell>
          <table:table-cell table:style-name="ce145"/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table:style-name="ce147"/>
          <table:table-cell office:value-type="float" office:value="3000" table:formula="of:=SUM([Channel_marketing_budget.$D39:.$O39])" table:style-name="ce135">
            <text:p>3,000.00</text:p>
          </table:table-cell>
          <table:table-cell table:number-columns-repeated="2" table:style-name="ce154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77">
            <text:p>Promotions</text:p>
          </table:table-cell>
          <table:table-cell table:style-name="ce78"/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table:style-name="ce51"/>
          <table:table-cell office:value-type="float" office:value="7200" table:formula="of:=SUM([Channel_marketing_budget.$D40:.$O40])" table:style-name="ce40">
            <text:p>7,200.00</text:p>
          </table:table-cell>
          <table:table-cell table:number-columns-repeated="2" table:style-name="ce26"/>
          <table:table-cell table:number-columns-repeated="16365" table:style-name="ce4"/>
        </table:table-row>
        <table:table-row table:style-name="ro3">
          <table:table-cell table:style-name="ce10"/>
          <table:table-cell office:value-type="string" table:style-name="ce131">
            <text:p>Discounts</text:p>
          </table:table-cell>
          <table:table-cell office:value-type="percentage" office:value="0.1" table:style-name="ce144">
            <text:p>10.00%</text:p>
          </table:table-cell>
          <table:table-cell office:value-type="float" office:value="7.5" table:formula="of:=[.D4]*[.D37]*[.$C$41]" table:style-name="ce133">
            <text:p>7.50</text:p>
          </table:table-cell>
          <table:table-cell office:value-type="float" office:value="2" table:formula="of:=[.E4]*[.E37]*[.$C$41]" table:style-name="ce133">
            <text:p>2.00</text:p>
          </table:table-cell>
          <table:table-cell office:value-type="float" office:value="5" table:formula="of:=[.F4]*[.F37]*[.$C$41]" table:style-name="ce133">
            <text:p>5.00</text:p>
          </table:table-cell>
          <table:table-cell office:value-type="float" office:value="15" table:formula="of:=[.G4]*[.G37]*[.$C$41]" table:style-name="ce133">
            <text:p>15.00</text:p>
          </table:table-cell>
          <table:table-cell office:value-type="float" office:value="12" table:formula="of:=[.H4]*[.H37]*[.$C$41]" table:style-name="ce133">
            <text:p>12.00</text:p>
          </table:table-cell>
          <table:table-cell office:value-type="float" office:value="15" table:formula="of:=[.I4]*[.I37]*[.$C$41]" table:style-name="ce133">
            <text:p>15.00</text:p>
          </table:table-cell>
          <table:table-cell office:value-type="float" office:value="15" table:formula="of:=[.J4]*[.J37]*[.$C$41]" table:style-name="ce133">
            <text:p>15.00</text:p>
          </table:table-cell>
          <table:table-cell office:value-type="float" office:value="18" table:formula="of:=[.K4]*[.K37]*[.$C$41]" table:style-name="ce133">
            <text:p>18.00</text:p>
          </table:table-cell>
          <table:table-cell office:value-type="float" office:value="20" table:formula="of:=[.L4]*[.L37]*[.$C$41]" table:style-name="ce133">
            <text:p>20.00</text:p>
          </table:table-cell>
          <table:table-cell office:value-type="float" office:value="20" table:formula="of:=[.M4]*[.M37]*[.$C$41]" table:style-name="ce133">
            <text:p>20.00</text:p>
          </table:table-cell>
          <table:table-cell office:value-type="float" office:value="20" table:formula="of:=[.N4]*[.N37]*[.$C$41]" table:style-name="ce133">
            <text:p>20.00</text:p>
          </table:table-cell>
          <table:table-cell office:value-type="float" office:value="20" table:formula="of:=[.O4]*[.O37]*[.$C$41]" table:style-name="ce133">
            <text:p>20.00</text:p>
          </table:table-cell>
          <table:table-cell table:style-name="ce151"/>
          <table:table-cell office:value-type="float" office:value="169.5" table:formula="of:=SUM([Channel_marketing_budget.$D41:.$O41])" table:style-name="ce135">
            <text:p>169.50</text:p>
          </table:table-cell>
          <table:table-cell table:number-columns-repeated="2" table:style-name="ce154"/>
          <table:table-cell table:number-columns-repeated="16365" table:style-name="ce4"/>
        </table:table-row>
        <table:table-row table:style-name="ro3">
          <table:table-cell table:style-name="ce20"/>
          <table:table-cell office:value-type="string" table:style-name="ce77">
            <text:p>Commission (% of agent's sales)</text:p>
          </table:table-cell>
          <table:table-cell office:value-type="percentage" office:value="0.1" table:style-name="ce83">
            <text:p>10.00%</text:p>
          </table:table-cell>
          <table:table-cell office:value-type="float" office:value="7.5" table:formula="of:=[.D4]*[.D37]*[.$C$42]" table:style-name="ce82">
            <text:p>7.50</text:p>
          </table:table-cell>
          <table:table-cell office:value-type="float" office:value="2" table:formula="of:=[.E4]*[.E37]*[.$C$42]" table:style-name="ce82">
            <text:p>2.00</text:p>
          </table:table-cell>
          <table:table-cell office:value-type="float" office:value="5" table:formula="of:=[.F4]*[.F37]*[.$C$42]" table:style-name="ce82">
            <text:p>5.00</text:p>
          </table:table-cell>
          <table:table-cell office:value-type="float" office:value="15" table:formula="of:=[.G4]*[.G37]*[.$C$42]" table:style-name="ce82">
            <text:p>15.00</text:p>
          </table:table-cell>
          <table:table-cell office:value-type="float" office:value="12" table:formula="of:=[.H4]*[.H37]*[.$C$42]" table:style-name="ce82">
            <text:p>12.00</text:p>
          </table:table-cell>
          <table:table-cell office:value-type="float" office:value="15" table:formula="of:=[.I4]*[.I37]*[.$C$42]" table:style-name="ce82">
            <text:p>15.00</text:p>
          </table:table-cell>
          <table:table-cell office:value-type="float" office:value="15" table:formula="of:=[.J4]*[.J37]*[.$C$42]" table:style-name="ce82">
            <text:p>15.00</text:p>
          </table:table-cell>
          <table:table-cell office:value-type="float" office:value="18" table:formula="of:=[.K4]*[.K37]*[.$C$42]" table:style-name="ce82">
            <text:p>18.00</text:p>
          </table:table-cell>
          <table:table-cell office:value-type="float" office:value="20" table:formula="of:=[.L4]*[.L37]*[.$C$42]" table:style-name="ce82">
            <text:p>20.00</text:p>
          </table:table-cell>
          <table:table-cell office:value-type="float" office:value="20" table:formula="of:=[.M4]*[.M37]*[.$C$42]" table:style-name="ce82">
            <text:p>20.00</text:p>
          </table:table-cell>
          <table:table-cell office:value-type="float" office:value="20" table:formula="of:=[.N4]*[.N37]*[.$C$42]" table:style-name="ce82">
            <text:p>20.00</text:p>
          </table:table-cell>
          <table:table-cell office:value-type="float" office:value="20" table:formula="of:=[.O4]*[.O37]*[.$C$42]" table:style-name="ce82">
            <text:p>20.00</text:p>
          </table:table-cell>
          <table:table-cell table:style-name="ce47"/>
          <table:table-cell office:value-type="float" office:value="169.5" table:formula="of:=SUM([Channel_marketing_budget.$D42:.$O42])" table:style-name="ce40">
            <text:p>169.50</text:p>
          </table:table-cell>
          <table:table-cell table:number-columns-repeated="2" table:style-name="ce26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138">
            <text:p>Agent/broker total $(000)</text:p>
          </table:table-cell>
          <table:table-cell table:style-name="ce155"/>
          <table:table-cell office:value-type="float" office:value="915" table:formula="of:=SUM([.D38:.D42])" table:style-name="ce140">
            <text:p>915.00</text:p>
          </table:table-cell>
          <table:table-cell office:value-type="float" office:value="904" table:formula="of:=SUM([.E38:.E42])" table:style-name="ce140">
            <text:p>904.00</text:p>
          </table:table-cell>
          <table:table-cell office:value-type="float" office:value="910" table:formula="of:=SUM([.F38:.F42])" table:style-name="ce140">
            <text:p>910.00</text:p>
          </table:table-cell>
          <table:table-cell office:value-type="float" office:value="930" table:formula="of:=SUM([.G38:.G42])" table:style-name="ce140">
            <text:p>930.00</text:p>
          </table:table-cell>
          <table:table-cell office:value-type="float" office:value="924" table:formula="of:=SUM([.H38:.H42])" table:style-name="ce140">
            <text:p>924.00</text:p>
          </table:table-cell>
          <table:table-cell office:value-type="float" office:value="930" table:formula="of:=SUM([.I38:.I42])" table:style-name="ce140">
            <text:p>930.00</text:p>
          </table:table-cell>
          <table:table-cell office:value-type="float" office:value="930" table:formula="of:=SUM([.J38:.J42])" table:style-name="ce140">
            <text:p>930.00</text:p>
          </table:table-cell>
          <table:table-cell office:value-type="float" office:value="936" table:formula="of:=SUM([.K38:.K42])" table:style-name="ce140">
            <text:p>936.00</text:p>
          </table:table-cell>
          <table:table-cell office:value-type="float" office:value="940" table:formula="of:=SUM([.L38:.L42])" table:style-name="ce140">
            <text:p>940.00</text:p>
          </table:table-cell>
          <table:table-cell office:value-type="float" office:value="940" table:formula="of:=SUM([.M38:.M42])" table:style-name="ce140">
            <text:p>940.00</text:p>
          </table:table-cell>
          <table:table-cell office:value-type="float" office:value="940" table:formula="of:=SUM([.N38:.N42])" table:style-name="ce140">
            <text:p>940.00</text:p>
          </table:table-cell>
          <table:table-cell office:value-type="float" office:value="940" table:formula="of:=SUM([.O38:.O42])" table:style-name="ce140">
            <text:p>940.00</text:p>
          </table:table-cell>
          <table:table-cell table:style-name="ce156"/>
          <table:table-cell office:value-type="float" office:value="11139" table:formula="of:=SUM([.Q38:.Q42])" table:style-name="ce135">
            <text:p>11,139.00</text:p>
          </table:table-cell>
          <table:table-cell table:number-columns-spanned="2" table:number-rows-spanned="1" table:style-name="ce191"/>
          <table:covered-table-cell/>
          <table:table-cell table:number-columns-repeated="16365" table:style-name="ce3"/>
        </table:table-row>
        <table:table-row table:style-name="ro3">
          <table:table-cell table:content-validation-name="val9" table:style-name="ce36"/>
          <table:table-cell office:value-type="string" table:style-name="ce114">
            <text:p>DISTRIBUTORS ITEMS</text:p>
          </table:table-cell>
          <table:table-cell office:value-type="string" table:style-name="ce110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10"/>
          <table:table-cell table:style-name="ce116"/>
          <table:table-cell table:number-columns-repeated="2" table:style-name="ce117"/>
          <table:table-cell table:number-columns-repeated="16365" table:style-name="ce37"/>
        </table:table-row>
        <table:table-row table:style-name="ro3">
          <table:table-cell table:style-name="ce9"/>
          <table:table-cell office:value-type="string" table:style-name="ce84">
            <text:p>DISTRIBUTORS (% OF TOTAL SALES)</text:p>
          </table:table-cell>
          <table:table-cell table:style-name="ce90"/>
          <table:table-cell office:value-type="percentage" office:value="0" table:style-name="ce86">
            <text:p>0%</text:p>
          </table:table-cell>
          <table:table-cell office:value-type="percentage" office:value="0" table:style-name="ce86">
            <text:p>0%</text:p>
          </table:table-cell>
          <table:table-cell office:value-type="percentage" office:value="0" table:style-name="ce86">
            <text:p>0%</text:p>
          </table:table-cell>
          <table:table-cell office:value-type="percentage" office:value="0" table:style-name="ce86">
            <text:p>0%</text:p>
          </table:table-cell>
          <table:table-cell office:value-type="percentage" office:value="0" table:style-name="ce86">
            <text:p>0%</text:p>
          </table:table-cell>
          <table:table-cell office:value-type="percentage" office:value="0.15" table:style-name="ce86">
            <text:p>15%</text:p>
          </table:table-cell>
          <table:table-cell office:value-type="percentage" office:value="0.2" table:style-name="ce86">
            <text:p>20%</text:p>
          </table:table-cell>
          <table:table-cell office:value-type="percentage" office:value="0.4" table:style-name="ce86">
            <text:p>40%</text:p>
          </table:table-cell>
          <table:table-cell office:value-type="percentage" office:value="0.4" table:style-name="ce86">
            <text:p>40%</text:p>
          </table:table-cell>
          <table:table-cell office:value-type="percentage" office:value="0.4" table:style-name="ce86">
            <text:p>40%</text:p>
          </table:table-cell>
          <table:table-cell office:value-type="percentage" office:value="0.4" table:style-name="ce86">
            <text:p>40%</text:p>
          </table:table-cell>
          <table:table-cell office:value-type="percentage" office:value="0.4" table:style-name="ce86">
            <text:p>40%</text:p>
          </table:table-cell>
          <table:table-cell table:style-name="ce94"/>
          <table:table-cell table:style-name="ce88"/>
          <table:table-cell table:number-columns-repeated="2" table:style-name="ce89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77">
            <text:p>Communication</text:p>
          </table:table-cell>
          <table:table-cell table:style-name="ce78"/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table:style-name="ce51"/>
          <table:table-cell office:value-type="float" office:value="600" table:formula="of:=SUM([Channel_marketing_budget.$D46:.$O46])" table:style-name="ce40">
            <text:p>600.00</text:p>
          </table:table-cell>
          <table:table-cell table:style-name="ce27"/>
          <table:table-cell table:style-name="ce28"/>
          <table:table-cell table:number-columns-repeated="16365" table:style-name="ce4"/>
        </table:table-row>
        <table:table-row table:style-name="ro3">
          <table:table-cell table:style-name="ce10"/>
          <table:table-cell office:value-type="string" table:style-name="ce131">
            <text:p>Training</text:p>
          </table:table-cell>
          <table:table-cell table:style-name="ce145"/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table:style-name="ce151"/>
          <table:table-cell office:value-type="float" office:value="3000" table:formula="of:=SUM([Channel_marketing_budget.$D47:.$O47])" table:style-name="ce135">
            <text:p>3,000.00</text:p>
          </table:table-cell>
          <table:table-cell table:style-name="ce152"/>
          <table:table-cell table:style-name="ce153"/>
          <table:table-cell table:number-columns-repeated="16365" table:style-name="ce4"/>
        </table:table-row>
        <table:table-row table:style-name="ro3">
          <table:table-cell table:style-name="ce20"/>
          <table:table-cell office:value-type="string" table:style-name="ce77">
            <text:p>Promotions</text:p>
          </table:table-cell>
          <table:table-cell table:style-name="ce78"/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table:style-name="ce47"/>
          <table:table-cell office:value-type="float" office:value="7200" table:formula="of:=SUM([Channel_marketing_budget.$D48:.$O48])" table:style-name="ce40">
            <text:p>7,200.00</text:p>
          </table:table-cell>
          <table:table-cell table:style-name="ce27"/>
          <table:table-cell table:style-name="ce28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131">
            <text:p>Commission/discounts (% of distributors' sales)</text:p>
          </table:table-cell>
          <table:table-cell office:value-type="percentage" office:value="0.15" table:style-name="ce144">
            <text:p>15.00%</text:p>
          </table:table-cell>
          <table:table-cell office:value-type="float" office:value="0" table:formula="of:=[.D4]*[.D45]*[.$C$49]" table:style-name="ce145">
            <text:p>0</text:p>
          </table:table-cell>
          <table:table-cell office:value-type="float" office:value="0" table:formula="of:=[.E4]*[.E45]*[.$C$49]" table:style-name="ce145">
            <text:p>0</text:p>
          </table:table-cell>
          <table:table-cell office:value-type="float" office:value="0" table:formula="of:=[.F4]*[.F45]*[.$C$49]" table:style-name="ce145">
            <text:p>0</text:p>
          </table:table-cell>
          <table:table-cell office:value-type="float" office:value="0" table:formula="of:=[.G4]*[.G45]*[.$C$49]" table:style-name="ce145">
            <text:p>0</text:p>
          </table:table-cell>
          <table:table-cell office:value-type="float" office:value="0" table:formula="of:=[.H4]*[.H45]*[.$C$49]" table:style-name="ce145">
            <text:p>0</text:p>
          </table:table-cell>
          <table:table-cell office:value-type="float" office:value="33.75" table:formula="of:=[.I4]*[.I45]*[.$C$49]" table:style-name="ce145">
            <text:p>33.75</text:p>
          </table:table-cell>
          <table:table-cell office:value-type="float" office:value="45" table:formula="of:=[.J4]*[.J45]*[.$C$49]" table:style-name="ce145">
            <text:p>45</text:p>
          </table:table-cell>
          <table:table-cell office:value-type="float" office:value="108" table:formula="of:=[.K4]*[.K45]*[.$C$49]" table:style-name="ce145">
            <text:p>108</text:p>
          </table:table-cell>
          <table:table-cell office:value-type="float" office:value="120" table:formula="of:=[.L4]*[.L45]*[.$C$49]" table:style-name="ce145">
            <text:p>120</text:p>
          </table:table-cell>
          <table:table-cell office:value-type="float" office:value="120" table:formula="of:=[.M4]*[.M45]*[.$C$49]" table:style-name="ce145">
            <text:p>120</text:p>
          </table:table-cell>
          <table:table-cell office:value-type="float" office:value="120" table:formula="of:=[.N4]*[.N45]*[.$C$49]" table:style-name="ce145">
            <text:p>120</text:p>
          </table:table-cell>
          <table:table-cell office:value-type="float" office:value="120" table:formula="of:=[.O4]*[.O45]*[.$C$49]" table:style-name="ce145">
            <text:p>120</text:p>
          </table:table-cell>
          <table:table-cell table:style-name="ce147"/>
          <table:table-cell office:value-type="float" office:value="666.75" table:formula="of:=SUM([Channel_marketing_budget.$D49:.$O49])" table:style-name="ce148">
            <text:p>666.75</text:p>
          </table:table-cell>
          <table:table-cell table:style-name="ce149"/>
          <table:table-cell table:style-name="ce150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1">
            <text:p>Distributor total $(000)</text:p>
          </table:table-cell>
          <table:table-cell table:style-name="ce72"/>
          <table:table-cell office:value-type="float" office:value="900" table:formula="of:=SUM([.D46:.D49])" table:style-name="ce73">
            <text:p>900.00</text:p>
          </table:table-cell>
          <table:table-cell office:value-type="float" office:value="900" table:formula="of:=SUM([.E46:.E49])" table:style-name="ce73">
            <text:p>900.00</text:p>
          </table:table-cell>
          <table:table-cell office:value-type="float" office:value="900" table:formula="of:=SUM([.F46:.F49])" table:style-name="ce73">
            <text:p>900.00</text:p>
          </table:table-cell>
          <table:table-cell office:value-type="float" office:value="900" table:formula="of:=SUM([.G46:.G49])" table:style-name="ce73">
            <text:p>900.00</text:p>
          </table:table-cell>
          <table:table-cell office:value-type="float" office:value="900" table:formula="of:=SUM([.H46:.H49])" table:style-name="ce73">
            <text:p>900.00</text:p>
          </table:table-cell>
          <table:table-cell office:value-type="float" office:value="933.75" table:formula="of:=SUM([.I46:.I49])" table:style-name="ce73">
            <text:p>933.75</text:p>
          </table:table-cell>
          <table:table-cell office:value-type="float" office:value="945" table:formula="of:=SUM([.J46:.J49])" table:style-name="ce73">
            <text:p>945.00</text:p>
          </table:table-cell>
          <table:table-cell office:value-type="float" office:value="1008" table:formula="of:=SUM([.K46:.K49])" table:style-name="ce73">
            <text:p>1,008.00</text:p>
          </table:table-cell>
          <table:table-cell office:value-type="float" office:value="1020" table:formula="of:=SUM([.L46:.L49])" table:style-name="ce73">
            <text:p>1,020.00</text:p>
          </table:table-cell>
          <table:table-cell office:value-type="float" office:value="1020" table:formula="of:=SUM([.M46:.M49])" table:style-name="ce73">
            <text:p>1,020.00</text:p>
          </table:table-cell>
          <table:table-cell office:value-type="float" office:value="1020" table:formula="of:=SUM([.N46:.N49])" table:style-name="ce73">
            <text:p>1,020.00</text:p>
          </table:table-cell>
          <table:table-cell office:value-type="float" office:value="1020" table:formula="of:=SUM([.O46:.O49])" table:style-name="ce73">
            <text:p>1,020.00</text:p>
          </table:table-cell>
          <table:table-cell table:style-name="ce54"/>
          <table:table-cell office:value-type="float" office:value="11466.75" table:formula="of:=SUM([.Q46:.Q49])" table:style-name="ce41">
            <text:p>11,466.75</text:p>
          </table:table-cell>
          <table:table-cell table:number-columns-spanned="2" table:number-rows-spanned="1" table:style-name="ce192"/>
          <table:covered-table-cell/>
          <table:table-cell table:number-columns-repeated="16365" table:style-name="ce3"/>
        </table:table-row>
        <table:table-row table:style-name="ro3">
          <table:table-cell table:content-validation-name="val10" table:style-name="ce36"/>
          <table:table-cell office:value-type="string" table:style-name="ce122">
            <text:p>RETAIL ITEMS</text:p>
          </table:table-cell>
          <table:table-cell office:value-type="string" table:style-name="ce123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24"/>
          <table:table-cell table:style-name="ce125"/>
          <table:table-cell table:number-columns-repeated="2" table:style-name="ce126"/>
          <table:table-cell table:number-columns-repeated="16365" table:style-name="ce37"/>
        </table:table-row>
        <table:table-row table:style-name="ro3">
          <table:table-cell table:style-name="ce10"/>
          <table:table-cell office:value-type="string" table:style-name="ce84">
            <text:p>RETAILER (% OF TOTAL SALES)</text:p>
          </table:table-cell>
          <table:table-cell table:style-name="ce90"/>
          <table:table-cell office:value-type="percentage" office:value="0" table:style-name="ce86">
            <text:p>0%</text:p>
          </table:table-cell>
          <table:table-cell office:value-type="percentage" office:value="0" table:style-name="ce86">
            <text:p>0%</text:p>
          </table:table-cell>
          <table:table-cell office:value-type="percentage" office:value="0.25" table:style-name="ce86">
            <text:p>25%</text:p>
          </table:table-cell>
          <table:table-cell office:value-type="percentage" office:value="0.6" table:style-name="ce86">
            <text:p>60%</text:p>
          </table:table-cell>
          <table:table-cell office:value-type="percentage" office:value="0.67" table:style-name="ce86">
            <text:p>67%</text:p>
          </table:table-cell>
          <table:table-cell office:value-type="percentage" office:value="0.6" table:style-name="ce86">
            <text:p>60%</text:p>
          </table:table-cell>
          <table:table-cell office:value-type="percentage" office:value="0.6" table:style-name="ce86">
            <text:p>60%</text:p>
          </table:table-cell>
          <table:table-cell office:value-type="percentage" office:value="0.5" table:style-name="ce86">
            <text:p>50%</text:p>
          </table:table-cell>
          <table:table-cell office:value-type="percentage" office:value="0.3" table:style-name="ce86">
            <text:p>30%</text:p>
          </table:table-cell>
          <table:table-cell office:value-type="percentage" office:value="0.3" table:style-name="ce86">
            <text:p>30%</text:p>
          </table:table-cell>
          <table:table-cell office:value-type="percentage" office:value="0.3" table:style-name="ce86">
            <text:p>30%</text:p>
          </table:table-cell>
          <table:table-cell office:value-type="percentage" office:value="0.3" table:style-name="ce86">
            <text:p>30%</text:p>
          </table:table-cell>
          <table:table-cell table:style-name="ce91"/>
          <table:table-cell table:style-name="ce92"/>
          <table:table-cell table:number-columns-repeated="2" table:style-name="ce93"/>
          <table:table-cell table:number-columns-repeated="16365" table:style-name="ce4"/>
        </table:table-row>
        <table:table-row table:style-name="ro3">
          <table:table-cell table:style-name="ce10"/>
          <table:table-cell office:value-type="string" table:style-name="ce77">
            <text:p>Communication</text:p>
          </table:table-cell>
          <table:table-cell table:style-name="ce78"/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table:style-name="ce55"/>
          <table:table-cell table:style-name="ce56"/>
          <table:table-cell table:number-columns-repeated="2" table:style-name="ce29"/>
          <table:table-cell table:number-columns-repeated="16365" table:style-name="ce4"/>
        </table:table-row>
        <table:table-row table:style-name="ro3">
          <table:table-cell table:style-name="ce20"/>
          <table:table-cell office:value-type="string" table:style-name="ce131">
            <text:p>Training</text:p>
          </table:table-cell>
          <table:table-cell table:style-name="ce145"/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table:style-name="ce134"/>
          <table:table-cell office:value-type="float" office:value="600" table:formula="of:=SUM([Channel_marketing_budget.$D53:.$O53])" table:style-name="ce135">
            <text:p>600.00</text:p>
          </table:table-cell>
          <table:table-cell table:number-columns-repeated="2" table:style-name="ce146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77">
            <text:p>Promotions</text:p>
          </table:table-cell>
          <table:table-cell table:style-name="ce78"/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office:value-type="float" office:value="600" table:style-name="ce82">
            <text:p>600.00</text:p>
          </table:table-cell>
          <table:table-cell table:style-name="ce51"/>
          <table:table-cell office:value-type="float" office:value="3000" table:formula="of:=SUM([Channel_marketing_budget.$D54:.$O54])" table:style-name="ce40">
            <text:p>3,000.00</text:p>
          </table:table-cell>
          <table:table-cell table:number-columns-repeated="2" table:style-name="ce30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Commission/discounts (% of retail sales)</text:p>
          </table:table-cell>
          <table:table-cell office:value-type="percentage" office:value="0.1" table:style-name="ce144">
            <text:p>10.00%</text:p>
          </table:table-cell>
          <table:table-cell office:value-type="float" office:value="0" table:formula="of:=[.D4]*[.D52]*[.$C$56]" table:style-name="ce145">
            <text:p>0</text:p>
          </table:table-cell>
          <table:table-cell office:value-type="float" office:value="0" table:formula="of:=[.E4]*[.E52]*[.$C$56]" table:style-name="ce145">
            <text:p>0</text:p>
          </table:table-cell>
          <table:table-cell office:value-type="float" office:value="12.5" table:formula="of:=[.F4]*[.F52]*[.$C$56]" table:style-name="ce145">
            <text:p>12.5</text:p>
          </table:table-cell>
          <table:table-cell office:value-type="float" office:value="90" table:formula="of:=[.G4]*[.G52]*[.$C$56]" table:style-name="ce145">
            <text:p>90</text:p>
          </table:table-cell>
          <table:table-cell office:value-type="float" office:value="80.400000000000006" table:formula="of:=[.H4]*[.H52]*[.$C$56]" table:style-name="ce145">
            <text:p>80.4</text:p>
          </table:table-cell>
          <table:table-cell office:value-type="float" office:value="90" table:formula="of:=[.I4]*[.I52]*[.$C$56]" table:style-name="ce145">
            <text:p>90</text:p>
          </table:table-cell>
          <table:table-cell office:value-type="float" office:value="90" table:formula="of:=[.J4]*[.J52]*[.$C$56]" table:style-name="ce145">
            <text:p>90</text:p>
          </table:table-cell>
          <table:table-cell office:value-type="float" office:value="90" table:formula="of:=[.K4]*[.K52]*[.$C$56]" table:style-name="ce145">
            <text:p>90</text:p>
          </table:table-cell>
          <table:table-cell office:value-type="float" office:value="60" table:formula="of:=[.L4]*[.L52]*[.$C$56]" table:style-name="ce145">
            <text:p>60</text:p>
          </table:table-cell>
          <table:table-cell office:value-type="float" office:value="60" table:formula="of:=[.M4]*[.M52]*[.$C$56]" table:style-name="ce145">
            <text:p>60</text:p>
          </table:table-cell>
          <table:table-cell office:value-type="float" office:value="60" table:formula="of:=[.N4]*[.N52]*[.$C$56]" table:style-name="ce145">
            <text:p>60</text:p>
          </table:table-cell>
          <table:table-cell office:value-type="float" office:value="60" table:formula="of:=[.O4]*[.O52]*[.$C$56]" table:style-name="ce145">
            <text:p>60</text:p>
          </table:table-cell>
          <table:table-cell table:style-name="ce134"/>
          <table:table-cell office:value-type="float" office:value="692.9" table:formula="of:=SUM([Channel_marketing_budget.$D56:.$O56])" table:style-name="ce135">
            <text:p>692.90</text:p>
          </table:table-cell>
          <table:table-cell table:number-columns-repeated="2" table:style-name="ce146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68">
            <text:p>Retailer total $(000)</text:p>
          </table:table-cell>
          <table:table-cell table:style-name="ce69"/>
          <table:table-cell office:value-type="float" office:value="900" table:formula="of:=SUM([.D53:.D56])" table:style-name="ce70">
            <text:p>900.00</text:p>
          </table:table-cell>
          <table:table-cell office:value-type="float" office:value="900" table:formula="of:=SUM([.E53:.E56])" table:style-name="ce70">
            <text:p>900.00</text:p>
          </table:table-cell>
          <table:table-cell office:value-type="float" office:value="912.5" table:formula="of:=SUM([.F53:.F56])" table:style-name="ce70">
            <text:p>912.50</text:p>
          </table:table-cell>
          <table:table-cell office:value-type="float" office:value="990" table:formula="of:=SUM([.G53:.G56])" table:style-name="ce70">
            <text:p>990.00</text:p>
          </table:table-cell>
          <table:table-cell office:value-type="float" office:value="980.4" table:formula="of:=SUM([.H53:.H56])" table:style-name="ce70">
            <text:p>980.40</text:p>
          </table:table-cell>
          <table:table-cell office:value-type="float" office:value="990" table:formula="of:=SUM([.I53:.I56])" table:style-name="ce70">
            <text:p>990.00</text:p>
          </table:table-cell>
          <table:table-cell office:value-type="float" office:value="990" table:formula="of:=SUM([.J53:.J56])" table:style-name="ce70">
            <text:p>990.00</text:p>
          </table:table-cell>
          <table:table-cell office:value-type="float" office:value="990" table:formula="of:=SUM([.K53:.K56])" table:style-name="ce70">
            <text:p>990.00</text:p>
          </table:table-cell>
          <table:table-cell office:value-type="float" office:value="960" table:formula="of:=SUM([.L53:.L56])" table:style-name="ce70">
            <text:p>960.00</text:p>
          </table:table-cell>
          <table:table-cell office:value-type="float" office:value="960" table:formula="of:=SUM([.M53:.M56])" table:style-name="ce70">
            <text:p>960.00</text:p>
          </table:table-cell>
          <table:table-cell office:value-type="float" office:value="960" table:formula="of:=SUM([.N53:.N56])" table:style-name="ce70">
            <text:p>960.00</text:p>
          </table:table-cell>
          <table:table-cell office:value-type="float" office:value="960" table:formula="of:=SUM([.O53:.O56])" table:style-name="ce70">
            <text:p>960.00</text:p>
          </table:table-cell>
          <table:table-cell table:style-name="ce51"/>
          <table:table-cell office:value-type="float" office:value="4292.8999999999996" table:formula="of:=SUM([.Q54:.Q56])" table:style-name="ce40">
            <text:p>4,292.90</text:p>
          </table:table-cell>
          <table:table-cell table:number-columns-spanned="2" table:number-rows-spanned="1" table:style-name="ce193"/>
          <table:covered-table-cell/>
          <table:table-cell table:number-columns-repeated="16365" table:style-name="ce3"/>
        </table:table-row>
        <table:table-row table:style-name="ro3">
          <table:table-cell table:content-validation-name="val11" table:style-name="ce36"/>
          <table:table-cell office:value-type="string" table:style-name="ce122">
            <text:p>CUSTOMER ACQUISTION &amp; RETENTION (CAR) ITEMS</text:p>
          </table:table-cell>
          <table:table-cell office:value-type="string" table:style-name="ce123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27"/>
          <table:table-cell table:style-name="ce128"/>
          <table:table-cell table:number-columns-repeated="2" table:style-name="ce129"/>
          <table:table-cell table:number-columns-repeated="16365" table:style-name="ce35"/>
        </table:table-row>
        <table:table-row table:style-name="ro3">
          <table:table-cell table:style-name="ce20"/>
          <table:table-cell office:value-type="string" table:style-name="ce84">
            <text:p>CUSTOMER ACQUISITION &amp; RETENTION (CAR)</text:p>
          </table:table-cell>
          <table:table-cell table:style-name="ce85"/>
          <table:table-cell table:number-columns-repeated="12" table:style-name="ce86"/>
          <table:table-cell table:style-name="ce87"/>
          <table:table-cell table:style-name="ce88"/>
          <table:table-cell table:number-columns-repeated="2" table:style-name="ce89"/>
          <table:table-cell table:number-columns-repeated="16365" table:style-name="ce21"/>
        </table:table-row>
        <table:table-row table:style-name="ro3">
          <table:table-cell table:style-name="ce9"/>
          <table:table-cell office:value-type="string" table:style-name="ce77">
            <text:p>Human resources</text:p>
          </table:table-cell>
          <table:table-cell table:style-name="ce81"/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table:style-name="ce51"/>
          <table:table-cell office:value-type="float" office:value="600" table:formula="of:=SUM([Channel_marketing_budget.$D60:.$O60])" table:style-name="ce40">
            <text:p>600.00</text:p>
          </table:table-cell>
          <table:table-cell table:number-columns-repeated="2" table:style-name="ce31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131">
            <text:p>Communications</text:p>
          </table:table-cell>
          <table:table-cell table:style-name="ce132"/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table:style-name="ce134"/>
          <table:table-cell office:value-type="float" office:value="3000" table:formula="of:=SUM([Channel_marketing_budget.$D61:.$O61])" table:style-name="ce135">
            <text:p>3,000.00</text:p>
          </table:table-cell>
          <table:table-cell table:number-columns-repeated="2" table:style-name="ce143"/>
          <table:table-cell table:number-columns-repeated="16365" table:style-name="ce3"/>
        </table:table-row>
        <table:table-row table:style-name="ro3">
          <table:table-cell table:style-name="ce9"/>
          <table:table-cell office:value-type="string" table:style-name="ce77">
            <text:p>Promotions/coupons</text:p>
          </table:table-cell>
          <table:table-cell table:style-name="ce81"/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table:style-name="ce51"/>
          <table:table-cell office:value-type="float" office:value="7200" table:formula="of:=SUM([Channel_marketing_budget.$D62:.$O62])" table:style-name="ce40">
            <text:p>7,200.00</text:p>
          </table:table-cell>
          <table:table-cell table:number-columns-repeated="2" table:style-name="ce31"/>
          <table:table-cell table:number-columns-repeated="16365" table:style-name="ce3"/>
        </table:table-row>
        <table:table-row table:style-name="ro3">
          <table:table-cell table:style-name="ce10"/>
          <table:table-cell office:value-type="string" table:style-name="ce138">
            <text:p>CAR total $(000)</text:p>
          </table:table-cell>
          <table:table-cell table:style-name="ce139"/>
          <table:table-cell office:value-type="float" office:value="900" table:formula="of:=SUM([.D60:.D62])" table:style-name="ce140">
            <text:p>900.00</text:p>
          </table:table-cell>
          <table:table-cell office:value-type="float" office:value="900" table:formula="of:=SUM([.E60:.E62])" table:style-name="ce140">
            <text:p>900.00</text:p>
          </table:table-cell>
          <table:table-cell office:value-type="float" office:value="900" table:formula="of:=SUM([.F60:.F62])" table:style-name="ce140">
            <text:p>900.00</text:p>
          </table:table-cell>
          <table:table-cell office:value-type="float" office:value="900" table:formula="of:=SUM([.G60:.G62])" table:style-name="ce140">
            <text:p>900.00</text:p>
          </table:table-cell>
          <table:table-cell office:value-type="float" office:value="900" table:formula="of:=SUM([.H60:.H62])" table:style-name="ce140">
            <text:p>900.00</text:p>
          </table:table-cell>
          <table:table-cell office:value-type="float" office:value="900" table:formula="of:=SUM([.I60:.I62])" table:style-name="ce140">
            <text:p>900.00</text:p>
          </table:table-cell>
          <table:table-cell office:value-type="float" office:value="900" table:formula="of:=SUM([.J60:.J62])" table:style-name="ce140">
            <text:p>900.00</text:p>
          </table:table-cell>
          <table:table-cell office:value-type="float" office:value="900" table:formula="of:=SUM([.K60:.K62])" table:style-name="ce140">
            <text:p>900.00</text:p>
          </table:table-cell>
          <table:table-cell office:value-type="float" office:value="900" table:formula="of:=SUM([.L60:.L62])" table:style-name="ce140">
            <text:p>900.00</text:p>
          </table:table-cell>
          <table:table-cell office:value-type="float" office:value="900" table:formula="of:=SUM([.M60:.M62])" table:style-name="ce140">
            <text:p>900.00</text:p>
          </table:table-cell>
          <table:table-cell office:value-type="float" office:value="900" table:formula="of:=SUM([.N60:.N62])" table:style-name="ce140">
            <text:p>900.00</text:p>
          </table:table-cell>
          <table:table-cell office:value-type="float" office:value="900" table:formula="of:=SUM([.O60:.O62])" table:style-name="ce140">
            <text:p>900.00</text:p>
          </table:table-cell>
          <table:table-cell table:style-name="ce142"/>
          <table:table-cell office:value-type="float" office:value="10800" table:formula="of:=SUM([.Q60:.Q62])" table:style-name="ce135">
            <text:p>10,800.00</text:p>
          </table:table-cell>
          <table:table-cell table:number-columns-spanned="2" table:number-rows-spanned="1" table:style-name="ce191"/>
          <table:covered-table-cell/>
          <table:table-cell table:number-columns-repeated="16365" table:style-name="ce4"/>
        </table:table-row>
        <table:table-row table:style-name="ro3">
          <table:table-cell table:content-validation-name="val12" table:style-name="ce34"/>
          <table:table-cell office:value-type="string" table:style-name="ce122">
            <text:p>OTHER EXPENSE ITEMS</text:p>
          </table:table-cell>
          <table:table-cell office:value-type="string" table:style-name="ce123">
            <text:p>Rate</text:p>
          </table:table-cell>
          <table:table-cell office:value-type="string" table:style-name="ce110">
            <text:p>Jan</text:p>
          </table:table-cell>
          <table:table-cell office:value-type="string" table:style-name="ce110">
            <text:p>Feb</text:p>
          </table:table-cell>
          <table:table-cell office:value-type="string" table:style-name="ce110">
            <text:p>Mar</text:p>
          </table:table-cell>
          <table:table-cell office:value-type="string" table:style-name="ce110">
            <text:p>Apr</text:p>
          </table:table-cell>
          <table:table-cell office:value-type="string" table:style-name="ce110">
            <text:p>May</text:p>
          </table:table-cell>
          <table:table-cell office:value-type="string" table:style-name="ce110">
            <text:p>Jun</text:p>
          </table:table-cell>
          <table:table-cell office:value-type="string" table:style-name="ce110">
            <text:p>Jul</text:p>
          </table:table-cell>
          <table:table-cell office:value-type="string" table:style-name="ce110">
            <text:p>Aug</text:p>
          </table:table-cell>
          <table:table-cell office:value-type="string" table:style-name="ce110">
            <text:p>Sep</text:p>
          </table:table-cell>
          <table:table-cell office:value-type="string" table:style-name="ce110">
            <text:p>Oct</text:p>
          </table:table-cell>
          <table:table-cell office:value-type="string" table:style-name="ce110">
            <text:p>Nov</text:p>
          </table:table-cell>
          <table:table-cell office:value-type="string" table:style-name="ce110">
            <text:p>Dec</text:p>
          </table:table-cell>
          <table:table-cell table:style-name="ce130"/>
          <table:table-cell table:style-name="ce128"/>
          <table:table-cell table:number-columns-repeated="2" table:style-name="ce129"/>
          <table:table-cell table:number-columns-repeated="16365" table:style-name="ce35"/>
        </table:table-row>
        <table:table-row table:style-name="ro3">
          <table:table-cell table:style-name="ce7"/>
          <table:table-cell office:value-type="string" table:style-name="ce84">
            <text:p>OTHER EXPENSES</text:p>
          </table:table-cell>
          <table:table-cell table:style-name="ce90"/>
          <table:table-cell table:number-columns-repeated="12" table:style-name="ce86"/>
          <table:table-cell table:style-name="ce87"/>
          <table:table-cell table:style-name="ce88"/>
          <table:table-cell table:number-columns-repeated="2" table:style-name="ce89"/>
          <table:table-cell table:number-columns-repeated="16365"/>
        </table:table-row>
        <table:table-row table:style-name="ro3">
          <table:table-cell table:style-name="ce7"/>
          <table:table-cell office:value-type="string" table:style-name="ce77">
            <text:p>Travel</text:p>
          </table:table-cell>
          <table:table-cell table:style-name="ce81"/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office:value-type="float" office:value="50" table:style-name="ce78">
            <text:p>50</text:p>
          </table:table-cell>
          <table:table-cell table:style-name="ce47"/>
          <table:table-cell office:value-type="float" office:value="600" table:formula="of:=SUM([Channel_marketing_budget.$D66:.$O66])" table:style-name="ce40">
            <text:p>600.00</text:p>
          </table:table-cell>
          <table:table-cell table:style-name="ce32"/>
          <table:table-cell table:style-name="ce25"/>
          <table:table-cell table:number-columns-repeated="16365"/>
        </table:table-row>
        <table:table-row table:style-name="ro3">
          <table:table-cell table:style-name="ce7"/>
          <table:table-cell office:value-type="string" table:style-name="ce131">
            <text:p>Infrastructure (computer, telephone, etc.)</text:p>
          </table:table-cell>
          <table:table-cell table:style-name="ce132"/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office:value-type="float" office:value="250" table:style-name="ce133">
            <text:p>250.00</text:p>
          </table:table-cell>
          <table:table-cell table:style-name="ce134"/>
          <table:table-cell office:value-type="float" office:value="3000" table:formula="of:=SUM([Channel_marketing_budget.$D67:.$O67])" table:style-name="ce135">
            <text:p>3,000.00</text:p>
          </table:table-cell>
          <table:table-cell table:style-name="ce136"/>
          <table:table-cell table:style-name="ce137"/>
          <table:table-cell table:number-columns-repeated="16365"/>
        </table:table-row>
        <table:table-row table:style-name="ro3">
          <table:table-cell table:style-name="ce7"/>
          <table:table-cell office:value-type="string" table:style-name="ce77">
            <text:p>Channel support</text:p>
          </table:table-cell>
          <table:table-cell table:style-name="ce81"/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office:value-type="float" office:value="600" table:style-name="ce78">
            <text:p>600</text:p>
          </table:table-cell>
          <table:table-cell table:style-name="ce47"/>
          <table:table-cell office:value-type="float" office:value="7200" table:formula="of:=SUM([Channel_marketing_budget.$D68:.$O68])" table:style-name="ce40">
            <text:p>7,200.00</text:p>
          </table:table-cell>
          <table:table-cell table:style-name="ce32"/>
          <table:table-cell table:style-name="ce25"/>
          <table:table-cell table:number-columns-repeated="16365"/>
        </table:table-row>
        <table:table-row table:style-name="ro3">
          <table:table-cell table:style-name="ce7"/>
          <table:table-cell office:value-type="string" table:style-name="ce138">
            <text:p>Other expenses total $(000)</text:p>
          </table:table-cell>
          <table:table-cell table:style-name="ce139"/>
          <table:table-cell office:value-type="float" office:value="900" table:formula="of:=SUM([.D66:.D68])" table:style-name="ce140">
            <text:p>900.00</text:p>
          </table:table-cell>
          <table:table-cell office:value-type="float" office:value="900" table:formula="of:=SUM([.E66:.E68])" table:style-name="ce140">
            <text:p>900.00</text:p>
          </table:table-cell>
          <table:table-cell office:value-type="float" office:value="900" table:formula="of:=SUM([.F66:.F68])" table:style-name="ce140">
            <text:p>900.00</text:p>
          </table:table-cell>
          <table:table-cell office:value-type="float" office:value="900" table:formula="of:=SUM([.G66:.G68])" table:style-name="ce140">
            <text:p>900.00</text:p>
          </table:table-cell>
          <table:table-cell office:value-type="float" office:value="900" table:formula="of:=SUM([.H66:.H68])" table:style-name="ce140">
            <text:p>900.00</text:p>
          </table:table-cell>
          <table:table-cell office:value-type="float" office:value="900" table:formula="of:=SUM([.I66:.I68])" table:style-name="ce140">
            <text:p>900.00</text:p>
          </table:table-cell>
          <table:table-cell office:value-type="float" office:value="900" table:formula="of:=SUM([.J66:.J68])" table:style-name="ce140">
            <text:p>900.00</text:p>
          </table:table-cell>
          <table:table-cell office:value-type="float" office:value="900" table:formula="of:=SUM([.K66:.K68])" table:style-name="ce140">
            <text:p>900.00</text:p>
          </table:table-cell>
          <table:table-cell office:value-type="float" office:value="900" table:formula="of:=SUM([.L66:.L68])" table:style-name="ce140">
            <text:p>900.00</text:p>
          </table:table-cell>
          <table:table-cell office:value-type="float" office:value="900" table:formula="of:=SUM([.M66:.M68])" table:style-name="ce140">
            <text:p>900.00</text:p>
          </table:table-cell>
          <table:table-cell office:value-type="float" office:value="900" table:formula="of:=SUM([.N66:.N68])" table:style-name="ce140">
            <text:p>900.00</text:p>
          </table:table-cell>
          <table:table-cell office:value-type="float" office:value="900" table:formula="of:=SUM([.O66:.O68])" table:style-name="ce140">
            <text:p>900.00</text:p>
          </table:table-cell>
          <table:table-cell table:style-name="ce141"/>
          <table:table-cell office:value-type="float" office:value="10800" table:formula="of:=SUM([.Q66:.Q68])" table:style-name="ce135">
            <text:p>10,800.00</text:p>
          </table:table-cell>
          <table:table-cell table:number-columns-spanned="2" table:number-rows-spanned="1" table:style-name="ce181"/>
          <table:covered-table-cell/>
          <table:table-cell table:number-columns-repeated="16365"/>
        </table:table-row>
        <table:table-row table:style-name="ro3" table:visibility="collapse">
          <table:table-cell table:style-name="ce7"/>
          <table:table-cell table:style-name="ce11"/>
          <table:table-cell table:style-name="ce57"/>
          <table:table-cell table:number-columns-repeated="12" table:style-name="ce58"/>
          <table:table-cell table:style-name="ce59"/>
          <table:table-cell table:style-name="ce60"/>
          <table:table-cell table:number-columns-repeated="2" table:style-name="ce11"/>
          <table:table-cell table:number-columns-repeated="16365"/>
        </table:table-row>
        <table:table-row table:style-name="ro3">
          <table:table-cell table:content-validation-name="val13" table:style-name="ce8"/>
          <table:table-cell office:value-type="string" table:style-name="ce122">
            <text:p>TOTAL MARKETING BUDGET:</text:p>
          </table:table-cell>
          <table:table-cell table:style-name="ce174"/>
          <table:table-cell office:value-type="float" office:value="6354" table:formula="of:=SUM([.D35];[Channel_marketing_budget.$D$43];[Channel_marketing_budget.$D$50];[Channel_marketing_budget.$D$57];[Channel_marketing_budget.$D$63];[Channel_marketing_budget.$D$69])" table:style-name="ce175">
            <text:p>6,354.00</text:p>
          </table:table-cell>
          <table:table-cell office:value-type="float" office:value="5785.85" table:formula="of:=SUM([Channel_marketing_budget.$E$69];[Channel_marketing_budget.$E$63];[Channel_marketing_budget.$E$57];[Channel_marketing_budget.$E$50];[Channel_marketing_budget.$E$43];[.E35])" table:style-name="ce175">
            <text:p>5,785.85</text:p>
          </table:table-cell>
          <table:table-cell office:value-type="float" office:value="5834.4375" table:formula="of:=SUM([Channel_marketing_budget.$F$69];[Channel_marketing_budget.$F$63];[Channel_marketing_budget.$F$57];[Channel_marketing_budget.$F$50];[Channel_marketing_budget.$F$43];[.F35])" table:style-name="ce175">
            <text:p>5,834.44</text:p>
          </table:table-cell>
          <table:table-cell office:value-type="float" office:value="5902.05" table:formula="of:=SUM([Channel_marketing_budget.$G$69];[Channel_marketing_budget.$G$63];[Channel_marketing_budget.$G$57];[Channel_marketing_budget.$G$50];[Channel_marketing_budget.$G$43];[.G35])" table:style-name="ce175">
            <text:p>5,902.05</text:p>
          </table:table-cell>
          <table:table-cell office:value-type="float" office:value="5916.348" table:formula="of:=SUM([Channel_marketing_budget.$H$69];[Channel_marketing_budget.$H$63];[Channel_marketing_budget.$H$57];[Channel_marketing_budget.$H$50];[Channel_marketing_budget.$H$43];[.H35])" table:style-name="ce175">
            <text:p>5,916.35</text:p>
          </table:table-cell>
          <table:table-cell office:value-type="float" office:value="5935.6875" table:formula="of:=SUM([Channel_marketing_budget.$I$69];[Channel_marketing_budget.$I$63];[Channel_marketing_budget.$I$57];[Channel_marketing_budget.$I$50];[Channel_marketing_budget.$I$43];[.I35])" table:style-name="ce175">
            <text:p>5,935.69</text:p>
          </table:table-cell>
          <table:table-cell office:value-type="float" office:value="5976.9" table:formula="of:=SUM([Channel_marketing_budget.$J$69];[Channel_marketing_budget.$J$63];[Channel_marketing_budget.$J$57];[Channel_marketing_budget.$J$50];[Channel_marketing_budget.$J$43];[.J35])" table:style-name="ce175">
            <text:p>5,976.90</text:p>
          </table:table-cell>
          <table:table-cell office:value-type="float" office:value="6015.84" table:formula="of:=SUM([Channel_marketing_budget.$K$69];[Channel_marketing_budget.$K$63];[Channel_marketing_budget.$K$57];[Channel_marketing_budget.$K$50];[Channel_marketing_budget.$K$43];[.K35])" table:style-name="ce175">
            <text:p>6,015.84</text:p>
          </table:table-cell>
          <table:table-cell office:value-type="float" office:value="6031.8" table:formula="of:=SUM([Channel_marketing_budget.$L$69];[Channel_marketing_budget.$L$63];[Channel_marketing_budget.$L$57];[Channel_marketing_budget.$L$50];[Channel_marketing_budget.$L$43];[.L35])" table:style-name="ce175">
            <text:p>6,031.80</text:p>
          </table:table-cell>
          <table:table-cell office:value-type="float" office:value="6001.8" table:formula="of:=SUM([Channel_marketing_budget.$M$69];[Channel_marketing_budget.$M$63];[Channel_marketing_budget.$M$57];[Channel_marketing_budget.$M$50];[Channel_marketing_budget.$M$43];[.M35])" table:style-name="ce175">
            <text:p>6,001.80</text:p>
          </table:table-cell>
          <table:table-cell office:value-type="float" office:value="6056.8" table:formula="of:=SUM([Channel_marketing_budget.$N$69];[Channel_marketing_budget.$N$63];[Channel_marketing_budget.$N$57];[Channel_marketing_budget.$N$50];[Channel_marketing_budget.$N$43];[.N35])" table:style-name="ce175">
            <text:p>6,056.80</text:p>
          </table:table-cell>
          <table:table-cell office:value-type="float" office:value="6001.8" table:formula="of:=SUM([Channel_marketing_budget.$O$69];[Channel_marketing_budget.$O$63];[Channel_marketing_budget.$O$57];[Channel_marketing_budget.$O$50];[Channel_marketing_budget.$O$43];[.O35])" table:style-name="ce175">
            <text:p>6,001.80</text:p>
          </table:table-cell>
          <table:table-cell table:style-name="ce61"/>
          <table:table-cell office:value-type="float" office:value="0" table:formula="of:=[.Q73]" table:style-name="ce176">
            <text:p>0.00</text:p>
          </table:table-cell>
          <table:table-cell table:number-columns-spanned="2" table:number-rows-spanned="1" table:style-name="ce183"/>
          <table:covered-table-cell/>
          <table:table-cell table:number-columns-repeated="16365" table:style-name="ce33"/>
        </table:table-row>
        <table:table-row table:number-rows-repeated="1048505" table:style-name="ro5">
          <table:table-cell table:number-columns-repeated="16384"/>
        </table:table-row>
        <table:named-expressions>
          <table:named-range table:name="Print_Titles" table:cell-range-address="Channel_marketing_budget.$A$4:Channel_marketing_budget.$XFD$4" table:base-cell-address="Channel_marketing_budg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Franklin Gothic Book" svg:font-family="&quot;Franklin Gothic Book&quot;"/>
    <style:font-face style:name="Franklin Gothic Medium" svg:font-family="&quot;Franklin Gothic Medium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Heading_32_1" style:display-name="Heading 1" style:family="table-cell" style:data-style-name="N0">
      <style:text-properties fo:color="#44546A" style:font-name="Franklin Gothic Medium" style:font-name-asian="Franklin Gothic Medium" style:font-name-complex="Franklin Gothic Medium" fo:font-size="11pt" style:font-size-asian="11pt" style:font-size-complex="11pt"/>
    </style:style>
    <style:style style:name="Heading_32_2" style:display-name="Heading 2" style:family="table-cell" style:data-style-name="N0">
      <style:table-cell-properties fo:border-top="none" fo:border-bottom="2pt solid #DAF7FE" fo:border-left="none" fo:border-right="none" style:vertical-align="middle" fo:background-color="#DAF7FE"/>
      <style:text-properties fo:color="#FFFFFF" style:font-name="Franklin Gothic Medium" style:font-name-asian="Franklin Gothic Medium" style:font-name-complex="Franklin Gothic Medium" fo:font-size="11pt" style:font-size-asian="11pt" style:font-size-complex="11pt"/>
    </style:style>
    <style:style style:name="Heading_32_3" style:display-name="Heading 3" style:family="table-cell" style:data-style-name="N0">
      <style:table-cell-properties fo:border-top="none" fo:border-bottom="2pt solid #F2FDFF" fo:border-left="none" fo:border-right="none" style:vertical-align="middle" fo:background-color="#F2FDFF"/>
      <style:text-properties fo:color="#C1F2FE" style:font-name="Franklin Gothic Medium" style:font-name-asian="Franklin Gothic Medium" style:font-name-complex="Franklin Gothic Medium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262626" style:font-name="Franklin Gothic Book" style:font-name-asian="Franklin Gothic Book" style:font-name-complex="Franklin Gothic Book" fo:font-size="10pt" style:font-size-asian="10pt" style:font-size-complex="10pt"/>
    </style:style>
    <style:style style:name="Title" style:family="table-cell" style:data-style-name="N0"/>
    <style:default-style style:family="graphic">
      <style:graphic-properties draw:fill="solid" draw:fill-color="#c1f2fe" draw:opacity="100%" draw:stroke="solid" svg:stroke-width="0.02778in" svg:stroke-color="#50666c" svg:stroke-opacity="100%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/>
    <dc:creator/>
    <meta:creation-date>2022-11-14T07:10:30Z</meta:creation-date>
    <dc:date>2026-02-01T18:11:24Z</dc:date>
    <meta:template xlink:href="TM78158741" xlink:type="simple"/>
    <meta:user-defined meta:name="ContentTypeId">0x01010079F111ED35F8CC479449609E8A0923A6</meta:user-defined>
  </office:meta>
</office:document-meta>
</file>